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fo:color="#032726"/>
    </style:style>
    <style:style style:name="T2" style:family="text">
      <style:text-properties fo:letter-spacing="0.0000in"/>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a xlink:type="simple" xlink:href="http://palinfo.habago.org/mt-comments.cgi?__mode=red&amp;id=19093"><text:span text:style-name="T1">柳春春阿忠</text:span></text:a><text:span text:style-name="T2"> | 2009.11.29 19:50 | </text:span><text:span text:style-name="T1">#</text:span></text:p>
      <text:p text:style-name="P2"><text:span text:style-name="T2">大會報告，</text:span><text:span text:style-name="T3"><text:line-break/></text:span><text:span text:style-name="T2">12月份站樁日期為12/10下午3點至5點10分。地點為AIT右側人行道。</text:span><text:span text:style-name="T3"><text:line-break/></text:span><text:span text:style-name="T2">站樁公告會在12/2當日貼出。</text:span></text:p>
      <text:p text:style-name="P2"><text:span text:style-name="T2">另外目前為止的若雪捐款收支餘額為8,064。</text:span><text:span text:style-name="T3"><text:line-break/></text:span></text:p>
      <text:p text:style-name="P1"><text:span text:style-name="T2">陳真 | 2009.11.26 10:18 | </text:span><text:span text:style-name="T1">#</text:span></text:p>
      <text:p text:style-name="P3"><text:span text:style-name="T2">跟林義雄共事過或是參加過慈林或核四公投促進會活動的人,肯定知道林義雄很喜歡講的一個詞就是 "反省",他覺得反省很重要,對其此點心意我不懷疑,問題是,一個喜歡講反省的人,跟他是否真的有反省能力,卻是兩碼子事. 就好像台灣社會或台灣的各大小醫院愛心標語愛心口號滿天飛,凡是前面都喜歡加個愛,捐款就捐款,donate就donate,便要說 "獻出你的愛心",讓座就讓座,偏要說讓我們從 "心" 開始,送出 "愛".</text:span></text:p>
      <text:p text:style-name="P3"><text:span text:style-name="T2">林義雄並非這樣一個言語花俏的人,問題是,他所談的,往往跟他所做的有很大的落差. 比方說他喜歡講反省,但我倒從未見他反省過什麼.他說有錯就要承認,但我不曾見他說自己犯過什麼錯,相反地,他總是以所謂聖賢為典範,進而說要讓自己像芬芳的花朵一樣把別人都吸引過來.</text:span></text:p>
      <text:p text:style-name="P3"><text:span text:style-name="T2">他常說要平凡,但他在我看來卻自命不凡,他並不是真的看待自己一如常人. 再說,一個人打從 39歲坐牢之後,出國留學多年,迄今近30年都不用工作卻能生活優渥,這絕不是一般平凡人的生活. 我們一般人為了一點錢養家糊口,難道不是做到快累死?!</text:span></text:p>
      <text:p text:style-name="P3"><text:span text:style-name="T2">至於反省,當阿扁已臭不可聞時,他卻三番兩次推舉阿扁,不但為他量身設法改變黨內規定,推舉他選總統,而且說他清廉說他民主說他帶來台灣人民的希望等等. 我不懷疑他故意胡說八道,但再怎麼識人不明,如今也該知道三番兩次都推薦錯了,他所一手培植的這個人根本就是天下第一大壞蛋.</text:span></text:p>
      <text:p text:style-name="P3"><text:span text:style-name="T2">但林義雄有沒有為自己的錯誤推薦認過一句錯,說過一句抱歉? 有沒有反省一下長年以來之錯誤傷害台灣多深? 沒有! 不但沒有一點認錯或自我懷疑的跡象,反而還仍然像救世主散播福音一樣,繼續用很高而且彷彿充滿智慧的姿態指導台灣人民應該這樣應該那樣.</text:span></text:p>
      <text:p text:style-name="P3"><text:span text:style-name="T2">紅衫軍百萬人圍城時,持續一個多月仍無法逼阿扁下台. 林義雄公開稱讚阿扁說他很穩,說他面對百萬人面不改色,依然坐得穩穩的. 可是,這時候他為什麼不說這百萬人就是他平常最愛講的 "偉大民意" 的展現呢? 他反倒言下之意是這百萬人是在 "亂",而阿扁卻臨危不亂.</text:span></text:p>
      <text:p text:style-name="P3"><text:span text:style-name="T2">然後在阿扁一連串倒行逆施只為搞選舉的不擇手段過程中,林義雄不但不譴責他,反倒還公開稱讚阿扁 "做總統越做越好".</text:span></text:p>
      <text:p text:style-name="P3"><text:span text:style-name="T2">這一切都可以用識人不明帶過,但如果識人不明如此嚴重,白的看成黑,黑滋滋的卻說成白西西,那他為什麼還好意思繼續不斷推薦不斷指導或領導大家呢?</text:span></text:p>
      <text:p text:style-name="P3"><text:span text:style-name="T2">今天如果是我推薦各位一個產品,結果害大家蔡賽嘔吐送急診吊點滴,我肯定會覺得羞愧不堪,往後根本就不敢再用那麼高的姿態來推薦各位什麼優良產品了. 但他卻絲毫無此之心. 他仍然自我感覺極度良好地指導大家.</text:span><text:span text:style-name="T3"><text:line-break/></text:span></text:p>
      <text:p text:style-name="P1"><text:span text:style-name="T2">陳真 | 2009.11.26 00:53 | </text:span><text:span text:style-name="T1">#</text:span></text:p>
      <text:p text:style-name="P2"><text:span text:style-name="T2">一個人不應該白天喊超越黨派,為自由為人權為普世價值,一到晚上就變成某一方陣營的助選員. 林義雄當然不是存心要騙,但他之 "非存心" 反倒更是個問題,因為那意味著他總是以為他所支持的所有相對性之人事物具有一切絕對價值,他分不清這兩者的差別. 也就是說,他分不清 "好壞" 和 "對錯" 的差別.</text:span></text:p>
      <text:p text:style-name="P2"><text:span text:style-name="T2">比方說你認為這家店 "好" 吃,那只是你自己的判斷,而他卻總以為他的個人判斷等同於真理上的 "對錯". 也因此,他不覺得他白天做的事跟晚上做的事有任何差別. 簡單說就是支持民進黨 "等於" 支持 "民主", "等於" 支持人權,"等於" 支持一切美好價值,反之若支持國民黨,就是做出 "錯誤" 的選擇.</text:span></text:p>
      <text:p text:style-name="P2"><text:span text:style-name="T2">問題是,所謂民主是這樣一種東西: 一切選出來的就是好的,而不是因為好所以被選出來. 也因此,不管選舉結果如何,它都是好的,有效的,而沒有所謂 "大家都選錯了" 的問題,因為這時候好壞是由 "大家" 來決定,而不是由大家來選出 "正確" 答案.</text:span></text:p>
      <text:p text:style-name="P2"><text:span text:style-name="T2">如果聖人們老是以為自己的答案並不屬於好壞的範疇而是屬於對錯的範疇,那他們其實一點都不適合所謂民主社會或民主生活.</text:span></text:p>
      <text:p text:style-name="P2"><text:span text:style-name="T2">今天,如果掉換個立場,比方說我好了,假設我白天大搞所謂超黨派的偉大價值行動,到了晚上就換戲服,改穿某位國民黨候選人的競選背心為他大街小巷拉票,我敢保證綠營人士馬上哭爸哭母說我是假xxx,馬上發動什麼人肉搜索,"揭穿" 我的藍色成份,說我啥咪攏係假等等.</text:span></text:p>
      <text:p text:style-name="P2"><text:span text:style-name="T2">永遠都在講這些基本理性的 ABC,實在很無奈,這意味著這個島上的人並不在乎什麼理性是非,對這樣一些荒謬的事視若無睹沒感覺,不但不生氣,而且說不定還很感動.</text:span></text:p>
      <text:p text:style-name="P2"><text:span text:style-name="T2">林義雄是個好人(我很討厭每次都被迫得穿插這句話,彷彿我若不這麼承認,我的批評就會失去道理似的),但好人並不會使他的想法或行為更合理. 過去十幾年前反核 "千里苦行" 的時代,我伴君走千里,現在就算一天給我十萬元走路工我也絕不會跟走他走個一百公尺. 並不是因為我變心了,而是因為我相信基本理性相信普世價值,遠勝於相信某個人一己之智慧.</text:span><text:span text:style-name="T3"><text:line-break/></text:span><text:span text:style-name="T2">=========================</text:span></text:p>
      <text:p text:style-name="P2"><text:span text:style-name="T2">百里侯／雲林／林義雄力挺蘇治芬　籲選民支持民進黨(2009/11/25 17:24)</text:span></text:p>
      <text:p text:style-name="P2"><text:span text:style-name="T2">蘇治芬以靜制動，暗中觀察國民黨派系間的暗潮洶湧。 記者林睿康／連線報導</text:span></text:p>
      <text:p text:style-name="P2"><text:span text:style-name="T2">民進黨雲林縣長參選人蘇治芬近日積極在各鄉鎮市場進行徒步掃街拜票行程，今（25）日更請到前民進黨主席林義雄陪同拜票。林義雄表示，目前台灣的政治型態是一黨獨大，他擔憂會對台灣的主權與民主不利，因此呼籲選民在年底三合一選舉能支持民進黨，讓台灣走入穩定的兩黨政治。</text:span></text:p>
      <text:p text:style-name="P2"><text:span text:style-name="T2">林義雄與蘇治芬今日在斗南鎮順安街市場裡穿梭，緊握每一雙手。對於這次出面力挺蘇治芬， 林義雄笑說，「蘇治芬不需要我來加油打氣，因為她自己就充滿活力，卯足勁為雲林打拼，這是大家有目共睹的。」</text:span></text:p>
      <text:p text:style-name="P1"><text:span text:style-name="T2">陳真 | 2009.11.24 11:25 | </text:span><text:span text:style-name="T1">#</text:span></text:p>
      <text:p text:style-name="P3"><text:span text:style-name="T2">最近的一份公文,不知道該說好笑還是說變態. 台大醫院的核心價值是什麼我忘了,但據說是花了兩年的時間邀請各界學者專家所想出來的,好像也是 "正直誠信" 之類.</text:span></text:p>
      <text:p text:style-name="P3"><text:span text:style-name="T2">陳真</text:span><text:span text:style-name="T3"><text:line-break/></text:span><text:span text:style-name="T2">------------------</text:span></text:p>
      <text:p text:style-name="P3"><text:span text:style-name="T2">類別 發文單位</text:span><text:span text:style-name="T3"><text:line-break/></text:span><text:span text:style-name="T2">發文人 發文日期 開始日期</text:span><text:span text:style-name="T3"><text:line-break/></text:span><text:span text:style-name="T2">發文字號 附件 主旨</text:span></text:p>
      <text:p text:style-name="P3"><text:span text:style-name="T2">2009-11-30 台人(二)字第0980193753A號 考試院頒布文官核心價值為「廉正、忠誠、專業、效能、關懷」，請　查照轉知。</text:span></text:p>
      <text:p text:style-name="P3"><text:span text:style-name="T2">【公告內容】</text:span><text:span text:style-name="T3"><text:line-break/></text:span><text:span text:style-name="T2">一、依考試院98年11月3日考授銓法一字第0983119276號函辦理。</text:span></text:p>
      <text:p text:style-name="P3"><text:span text:style-name="T2">二、考試院為再造國家新文官，建立一流政府，積極提昇政府行政效能，於本（98）年1月15日該院第11屆第19次會議決議成立「考試院文官制度興革規劃小組」，針對人事制度應興應革事項，邀請專家學者及各界提供寶貴意見，歷時4個月的充分討論，並經同年6月18日該院第11屆第39次會議通過。</text:span></text:p>
      <text:p text:style-name="P3"><text:span text:style-name="T2">三、鑑於文官具備正確之價值及倫理觀念，乃為建構良好文官制度的基石，因此，前開興革方案第1案「建基公務倫理、型塑優質文化」，爰擇定當前文官應具備之核心價值為「廉正、忠誠、專業、效能、關懷」及其重要內涵如下：</text:span></text:p>
      <text:p text:style-name="P3"><text:span text:style-name="T2">(一)廉正：以清廉、公正，行政中立自持，自動利益迴避，公平執行公務，兼顧各方權益之均衡，營造全民良善之生存發展環境。</text:span></text:p>
      <text:p text:style-name="P3"><text:span text:style-name="T2">(二)忠誠：忠於憲法及法律，忠於國家及全民；重視榮譽、誠信、誠實並應具道德感與責任感。</text:span></text:p>
      <text:p text:style-name="P3"><text:span text:style-name="T2">(三)專業：掌握全球化趨勢，積極充實職務所需知識技能，熟悉主管法令及相關政策措施。實踐終身學習，時時創新，保持專業水準，與時俱進，提供全民第一流的公共服務。</text:span></text:p>
      <text:p text:style-name="P3"><text:span text:style-name="T2">(四)效能：運用有效方法，簡化行政程序；研修相關法令、措施，力求符合成本效益要求；提升決策品質；以對的方式，做對的事；明快、主動、積極地發揮執行力，以提高行政效率與工作績效，達成施政目標，提昇國家競爭力。</text:span></text:p>
      <text:p text:style-name="P3"><text:span text:style-name="T2">(五)關懷：時時以民眾福祉為念，親切提供服務；對人民之需要及所遭遇之困難，以同理心及時提供必要之協助與照護，增進人民信賴感。並培養人文關懷與多元文化素養，以寬容、民主的態度，讓族群間相互尊重與包容，社會更加和諧。</text:span></text:p>
      <text:p text:style-name="P1"><text:span text:style-name="T2">陳真 | 2009.11.22 14:05 | </text:span><text:span text:style-name="T1">#</text:span></text:p>
      <text:p text:style-name="P2"><text:span text:style-name="T2">像底下這兩位民進黨的立委,愛台灣的急先鋒,自己是醫生,而且還自己開醫院,然後找來數百人充當假病患住院,整家醫院竟然全都是冒牌病人在住院,幾年下來污走健保局三億.</text:span></text:p>
      <text:p text:style-name="P2"><text:span text:style-name="T2">一開始也是轟轟烈烈說什麼要求處重刑,並說要追繳不法所得. 這只不過才三年前的事,但台灣人已經忘記了,或是根本從來不知道這些事,結果呢,兩個月前宣判,也是判緩刑,不用關, 而且污走三億卻僅繳回 750萬, 等於是偷一百塊卻只須繳回兩塊五, 其它九十七塊五就免費奉送. 而且所有人統統不用坐牢.</text:span></text:p>
      <text:p text:style-name="P2"><text:span text:style-name="T2">一個人犯下這麼多的案子,作假離譜到不可思議膽大包天的地步,今天如果是一般人,肯定是財產充公而且關到老關到死,醫師執照當然一定吊銷.</text:span></text:p>
      <text:p text:style-name="P2"><text:span text:style-name="T2">可是,台灣的法律是專門對付弱勢者或對付一般人用的,只要你有權有勢,儘管為所欲為, 在台灣根本沒有法律可言.</text:span></text:p>
      <text:p text:style-name="P2"><text:span text:style-name="T2">你們聽了都不會生氣嗎?</text:span></text:p>
      <text:p text:style-name="P2"><text:span text:style-name="T2">=======================</text:span><text:span text:style-name="T3"><text:line-break/></text:span><text:span text:style-name="T2">A健保3億 林進興.邱永仁求刑</text:span><text:span text:style-name="T3"><text:line-break/></text:span><text:span text:style-name="T2">2006/03/30</text:span></text:p>
      <text:p text:style-name="P2"><text:span text:style-name="T2">【2006/03/30 聯合報】</text:span><text:span text:style-name="T3"><text:line-break/></text:span><text:span text:style-name="T2">【記者鄭惠仁／台南市報導】</text:span></text:p>
      <text:p text:style-name="P2"><text:span text:style-name="T2">民進黨籍立委林進興、邱永仁經營的醫院涉及詐領健保給付至少三億元，台南地檢署檢察官昨天偵查終結，依詐欺等罪嫌將兩人及涉案的醫護人員、詐騙集團共一百零七人提起公訴、聲請簡易判決處刑或緩起訴。其中林進興及邱永仁被求處有期徒刑五年、褫奪公權七年。</text:span></text:p>
      <text:p text:style-name="P2"><text:span text:style-name="T2">全案被起訴的共卅二人，富強醫院院長賴禎添、太順醫院院長曾錦元遭求刑四年；詐騙集團主嫌溫宗明、溫陳明星被求處三年。</text:span></text:p>
      <text:p text:style-name="P2"><text:span text:style-name="T2">台南地檢署表示，高雄市林進興醫院、永仁醫院、太順醫院、台南市富強醫院自八十八年起到去年十月被查獲止，分別詐領健保給付至少一億九千萬元、一億一千萬元、一千六百餘萬元、三千一百餘萬元。</text:span></text:p>
      <text:p text:style-name="P2"><text:span text:style-name="T2">健保局稽核室主任吳文偉強調，將就起訴內容詳查詐領的金額後追討，並將視詐領情節決定是否另外罰鍰。</text:span></text:p>
      <text:p text:style-name="P2"><text:span text:style-name="T2">起訴書指出，這四家醫院以同一模式詐領健保給付，其中林進興於八十八、八十九年間，要求醫師盡量收容無病住院或沒有住院必要的假病患，還鼓勵員工安排假住院，詐取醫療給付，並由林進興的女友劉淑仲、副院長張平定負責執行這項政策。</text:span></text:p>
      <text:p text:style-name="P2"><text:span text:style-name="T2">張平定若知有人要假住院以詐領保險理賠金，便主動或被動帶領病人到醫師的診療室，指示安排住院。部分醫師除主動配合，還偽造診斷證明書等資料。</text:span></text:p>
      <text:p text:style-name="P2"><text:span text:style-name="T2">醫院部分護士也配合醫院的政策，只要有醫師受理假住院病患，便配合異於正常住院的各種手續、及製作不實護理紀錄。因此當保險公司拒絕理賠，溫氏家族成員打官司都勝訴。其他永仁、太順、富強三家醫院詐領健保給付的手法與林進興醫院類似。</text:span></text:p>
      <text:p text:style-name="P2"><text:span text:style-name="T2">台南地檢署襄閱主任檢察官郭珍妮表示，全案涉案的醫師近十人，將就情節輕重，函醫師公會或主管機關移付懲戒，並予以罰鍰、限制執業範圍、停業、廢止執業執照，或醫師證書等行政處罰。</text:span></text:p>
      <text:p text:style-name="P2"><text:span text:style-name="T2">吳文偉表示，因涉及詐領健保給付，永仁及富強醫院已遭停止健保合約，其中富強醫院已在去年十二月間關門。他說，其他涉案的醫院，將查明後再決定是要處以停辦或終止合約等處分。</text:span></text:p>
      <text:p text:style-name="P2"><text:span text:style-name="T2">=========</text:span><text:span text:style-name="T3"><text:line-break/></text:span><text:span text:style-name="T2">2009-9-24</text:span></text:p>
      <text:p text:style-name="P2"><text:span text:style-name="T2">自由時報</text:span></text:p>
      <text:p text:style-name="P2"><text:span text:style-name="T2">前立委林進興自稱判無罪 南檢駁斥</text:span></text:p>
      <text:p text:style-name="P2"><text:span text:style-name="T2">〔記者王俊忠、楊菁菁／綜合報導〕前高雄市立委林進興涉嫌Ａ健保費，經台南地院判刑確定，但昨天林進興卻對媒體說「檢方主動撤回起訴，最後法官判無罪結案」。對此，有台南地檢署檢察官看不下去，直批「明明檢方起訴且經法院判有罪，林進興卻混淆視聽，如同指檢方辦該案擺烏龍，這是對南檢極嚴重的指控！」</text:span></text:p>
      <text:p text:style-name="P2"><text:span text:style-name="T2">檢方說，該案是台灣第一件被起訴的立委經營醫院涉詐健保案，具有指標意義，不容被告混淆視聽，南檢必須澄清，但不會跟林進興打口水戰。</text:span></text:p>
      <text:p text:style-name="P2"><text:span text:style-name="T2">南檢代理襄閱主任檢察官林志峰表示，林進興對一家平面媒體說，「醫院被檢舉Ａ走健保費1億9千萬元，遭檢察官起訴，但起訴後4年沒有開過任何庭，檢察官主動撤回起訴，改為Ａ走健保費325萬元，最後法官判決無罪結案。」</text:span></text:p>
      <text:p text:style-name="P2"><text:span text:style-name="T2">林志峰強調，林進興說法是嚴重謬誤，事實上，南檢向台南地院了解，林進興從被檢方起訴後親自到台南地院開庭次數多達11次，最後林進興向法官認罪，今年5月間由南院法官依「詐欺罪」判他有期徒刑2年、緩刑5年，並應向公庫支付700萬元與從事240小時義診。</text:span></text:p>
      <text:p text:style-name="P2"><text:span text:style-name="T2">============</text:span></text:p>
      <text:p text:style-name="P2"><text:span text:style-name="T2">林進興遭痛毆 嫌犯：不滿他A健保費</text:span><text:span text:style-name="T3"><text:line-break/><text:line-break/></text:span><text:span text:style-name="T2">更新日期:2009/07/29 10:00</text:span></text:p>
      <text:p text:style-name="P2"><text:span text:style-name="T2">前立委林進興，前天晚上在高雄市一家海產店吃宵夜時，竟然被2名男子衝進店裡痛毆，導致頭部受傷；警方已經將這2名動手的男子逮捕到案，但他們宣稱，是看不慣林進興A健保費又被判無罪，才動手。</text:span></text:p>
      <text:p text:style-name="P2"><text:span text:style-name="T2">一早前立委林進興，還是照常到自己的診所，不過他表示，今天身體仍然很不舒服，所以今天沒辦法幫民眾看診；對於自己被甌打，林進興顯得很莫名其妙。前立委林進興：「這邊很腫，本來這邊有點出血，而且皮下還有出血，血腫。」</text:span></text:p>
      <text:p text:style-name="P2"><text:span text:style-name="T2">林進興說，額頭左側還是相當不舒服，他描述當時，嫌犯2人還拿椅子，就往他頭上打，還好有旁人阻止，不然就一定會被人打死。</text:span></text:p>
      <text:p text:style-name="P2"><text:span text:style-name="T2">林進興由於先前因為健保費的弊案，遭民進黨開除黨籍，不過因全案宣判無罪，民進黨也在23日，才恢復了他的黨籍。</text:span></text:p>
      <text:p text:style-name="P2"><text:span text:style-name="T2">因為2名打人嫌犯，都是另一位民進黨前立委的助理，對於嫌犯打人的動機，林進興懷疑是跟選舉恩怨有關，他也考慮將會提告。</text:span></text:p>
      <text:p text:style-name="P2"><text:span text:style-name="T2">===============</text:span><text:span text:style-name="T3"><text:line-break/></text:span><text:span text:style-name="T2">南市／海安路地下街工程弊案　被告全部無罪</text:span><text:span text:style-name="T3"><text:line-break/></text:span><text:span text:style-name="T2">NOWnews(2009/08/24 21:19)</text:span></text:p>
      <text:p text:style-name="P2"><text:span text:style-name="T2">記者吳順永／台南報導</text:span></text:p>
      <text:p text:style-name="P2"><text:span text:style-name="T2">台南地檢署偵辦台南市海安路地下街工程弊案，起訴包括台南市長許添財在內等10人，台南地方法院24日下午宣判被告全部無罪，全案檢方仍可再上訴。</text:span></text:p>
      <text:p text:style-name="P2"><text:span text:style-name="T2">總工程費高達4億元的台南市海安路地下街暨地下停車場工程以及變更設計追加工程，都傳出舞弊，台南地檢署偵辦後，認為市長許添財涉嫌圖利前台獨聯盟美國本部主席郭倍宏，違法驗收，因此依貪汙治罪條例，以及違反政府採購法等罪嫌，將許添財提起公訴，並具體求刑12年，郭倍宏及市府前工務局長郭學書等十名官員也被起訴。8月24日一審宣判，包括台南市長許添財、前台獨聯盟美國本部主席郭倍宏在內十名被告全部無罪。</text:span><text:span text:style-name="T3"><text:line-break/></text:span></text:p>
      <text:p text:style-name="P1"><text:span text:style-name="T2">陳真 | 2009.11.22 09:58 | </text:span><text:span text:style-name="T1">#</text:span></text:p>
      <text:p text:style-name="P3"><text:span text:style-name="T2">大會插播,偵辦扁案傳出 "好消息",證實陳致中的確是扁家在海外洗錢的操盤手. 不過,大家不用高興,這只是在演戲.</text:span></text:p>
      <text:p text:style-name="P3"><text:span text:style-name="T2">有沒有人在台灣看過哪位有權勢者真的跟一般人一樣,獲得應有的處罰? 沒有! 至少我沒見過. 鄭太吉之類因為拿槍轟人家的頭而被判死刑,算是例外.</text:span></text:p>
      <text:p text:style-name="P3"><text:span text:style-name="T2">一般來講,標準司法程序就是: 頂多一審重判,回應一下社會輿論的要求,等風頭一過,二三審就沒事了. 萬一風頭持續很久,頂多坐個兩年牢就出來了,照樣呼風喚雨吃香喝辣. 即便待在獄中也是威風八面,要什麼有什麼,連女人都能送進牢裏.</text:span></text:p>
      <text:p text:style-name="P3"><text:span text:style-name="T2">即便是扁家坐牢代表人阿扁,我敢保證他也絕對不會關很久. 特別是當哪天民進黨又執政了,那麼,阿扁就又會變成英雄! 這段坐牢經歷肯定又會變成他的政治資本,變成他為台灣人被迫害的英雄事蹟!</text:span></text:p>
      <text:p text:style-name="P3"><text:span text:style-name="T2">上個月台中市議會議長不是貪污幾千萬嗎? 那位天才法官說他確實拿錢為電玩業者關說,但關說得沒有很明顯耶,所以無罪. 但奇怪的是,居間負責把風拿幾萬元車馬費的幾位小警員卻判十幾年重刑,而賄賂的商家倒也沒事,一概緩刑了事. 緩刑就是不用關的意思.</text:span></text:p>
      <text:p text:style-name="P3"><text:span text:style-name="T2">我家在台南市海安路,住在海安路上的人,哪個人不知道這個已經 "纏訟" 十幾年的地下街開發案及附近什麼運河整治的案子,相關貪污及圖利他人金額高達十幾億,其中幾位綠營政壇大咖我早年就認識,比方說前台南市長張燦鍙和郭倍宏,另外還有現任市長許添財. 此案很多原本求刑幾十年,但 "纏訟" 十幾年之後,根本沒有人注意這個案子了,於是統統無罪!</text:span></text:p>
      <text:p text:style-name="P3"><text:span text:style-name="T2">真是所謂欲脫之罪,何患無詞,你硬要判一個人無罪,難道還怕找不到理由嗎? 所謂 "纏訟" 其實就是拖過風頭,有些時 "纏訟"過久,當事人都已安享天年壽終正寢,並把污來的財產早已轉給子孫,案子卻還在裝模做樣地 "纏訟" 當中.</text:span></text:p>
      <text:p text:style-name="P3"><text:span text:style-name="T2">另外還有像民進黨目前當權的高志鵬柯建銘等人,案子也不少,而且個個看來罪證確鑿,但你若真以為他們會跟一般人一樣遭到法律的制裁,那你真是頭殼壞去了!</text:span></text:p>
      <text:p text:style-name="P3"><text:span text:style-name="T2">如果你去過郵局,櫃台前或提款機前不是都會貼一些海報嗎? 說你不可把帳戶借人使用,否則七年以下有期徒刑. 我的一些病患,因為精神疾病使之難以謀生,並且對現實事務缺乏適當判斷能力,很容易被騙被利用. 其中有些就是以數百元或數千元代價,傻傻地把帳戶借給他人使用,或以自己充當人頭,被他人利用來逃漏稅.</text:span></text:p>
      <text:p text:style-name="P3"><text:span text:style-name="T2">這麼微小的罪行,只不過拿了人家千把塊錢,而且又是根本難以謀生或是早已被家人遺棄的精神病患,個個卻被判重刑,而且努力幫他找罪名,有的還判了十幾年,甚至藉口說他既然充當人家公司的總經理或董事長,那麼其貧民津貼就應剝奪而不能再給予;法律簡直變成一種任意糟蹋弱勢者的工具.</text:span></text:p>
      <text:p text:style-name="P3"><text:span text:style-name="T2">我有個病人,就因為拿了別人兩三千元,充當人家的人頭,被人利用來逃漏稅,警察竟然還跑到病房裏來捉人.</text:span></text:p>
      <text:p text:style-name="P3"><text:span text:style-name="T2">今天,扁家大大小小所犯下的罪行,豈止這樣一些病人所犯下罪行的千萬倍,比方說陳致中,他根本就是整個數十億或數百億洗錢案的第一男主角,可是,檢方公開稱呼他們夫婦為 "賢伉儷",還稱讚他們很孝順,會聽媽媽的話,至今依然逍遙法外. 如果有人以為陳致中或扁家任何一個人會如一般升斗小民一樣遭到法律制裁,那他真的是頭殼壞去.</text:span></text:p>
      <text:p text:style-name="P3"><text:span text:style-name="T2">重點是: 一個社會的司法,對權勢者不但只是裝飾品,對弱勢者卻是苛薄嚴厲到近乎嚴重病態,甚至看人癡傻便硬栽贓! 難道你們都不會感到憤怒? 難道你們不覺得活在這樣一種社會缺乏做為一個人應有的尊嚴? 難道你們不覺得這比什麼統獨更重要一千萬倍?</text:span><text:span text:style-name="T3"><text:line-break/><text:line-break/></text:span><text:span text:style-name="T2">=============</text:span><text:span text:style-name="T3"><text:line-break/></text:span><text:span text:style-name="T2">司法互助 瑞士資料送來了 海角7億 陳致中包辦洗錢</text:span></text:p>
      <text:p text:style-name="P3"><text:span text:style-name="T2">更新日期:2009/11/22 01:49 陳志賢／台北報導</text:span></text:p>
      <text:p text:style-name="P3"><text:span text:style-name="T2">中國時報【陳志賢／台北報導】</text:span></text:p>
      <text:p text:style-name="P3"><text:span text:style-name="T2">扁家藏匿海外龐大資金遭瑞士凍結，特偵組請求瑞士司法互助一年多，終獲好消息。瑞士聯邦檢察署日前已將扁家海外二千一百萬美金（約台幣七億元）帳戶資料，輾轉送抵特偵組。特偵組將把這份重要洗錢證據呈送高等法院，作為合議庭審理扁家洗錢案的重要參據。</text:span></text:p>
      <text:p text:style-name="P3"><text:span text:style-name="T2">依據瑞士司法互助資料顯示，陳致中曾在多分文件中簽名，委託瑞士蘇格蘭皇家庫斯銀行、美林銀行等機構，設立Galahad Management、寶昌（Bouchon Ltd.）兩家公司，洗錢二千一百零八萬美金，證實陳致中確是主導扁家海外洗錢的「洗錢ＣＥＯ」，證據對他極為不利。</text:span></text:p>
      <text:p text:style-name="P3"><text:span text:style-name="T2">============================</text:span><text:span text:style-name="T3"><text:line-break/></text:span><text:span text:style-name="T2">向電玩業索賄案 收錢 無施壓實證 張宏年無罪</text:span></text:p>
      <text:p text:style-name="P3"><text:span text:style-name="T2">更新日期:2009/11/11 02:55 馬瑞君／台中報導</text:span></text:p>
      <text:p text:style-name="P3"><text:span text:style-name="T2">中國時報【馬瑞君／台中報導】</text:span></text:p>
      <text:p text:style-name="P3"><text:span text:style-name="T2">台中市議長張宏年被控利用議長身分，向市府施壓協助電玩業者取得兩張執照，事後向業者收取前金、後謝外加營利乾股共 2140 萬元。案經檢察官依貪汙罪起訴，台中地院十日審結，認為張宏年雖有收錢事實，但向市府施壓關說部分罪證不足，雖核照速度快速有可疑處，但無法推論與張宏年有關，判決無罪。本案仍可上訴。</text:span></text:p>
      <text:p text:style-name="P3"><text:span text:style-name="T2">另外，張宏年隨扈吳啟欣被控受指示向電玩業者柯美雲取款，亦判決無罪；兩名電玩業者柯美雲、郭俊佑判決一年二月、一年徒刑，均緩刑四年；與業者勾結收賄的員警何明憲、擔任白手套的前員警林昌朋均判十五年二月徒刑。</text:span></text:p>
      <text:p text:style-name="P3"><text:span text:style-name="T2">對於判決結果，檢方表示，將等收到判決書後，再考量是否上訴。</text:span></text:p>
      <text:p text:style-name="P3"><text:span text:style-name="T2">檢方原起訴內容指出，因台中市長胡志強於九十一年間指示採取「電子遊戲場業暫緩受理發照」政策，柯美雲礙於法令無法再開設小鋼珠電子遊戲場，於九十四年一月間，透過張宏年出面向市府關說，協助取得兩張電玩執照。</text:span></text:p>
      <text:p text:style-name="P3"><text:span text:style-name="T2">張宏年指示不知情的市議會機要祕書關勳熹，居間在市府內部及相關單位協調；並親自打電話給胡志強。後又向時任經濟局長廖德淘告知該申請案，要求盡快核發。期間，張又打電話給胡、廖二人詢問審核情形，廖德淘在簽呈上以鉛筆註記「張議長12/7」字樣。</text:span></text:p>
      <text:p text:style-name="P3"><text:span text:style-name="T2">執照順利核發後，柯女按月支付一百萬元給張宏年，共計至九十七年七月止，張宏年從柯女處獲得 2140 萬元。檢方原認定該筆款項是前金、後謝加經營小鋼珠店利潤，依貪汙罪嫌將張宏年等人起訴。</text:span></text:p>
      <text:p text:style-name="P3"><text:span text:style-name="T2">==============</text:span><text:span text:style-name="T3"><text:line-break/></text:span><text:span text:style-name="T2">司馬觀點：這種鳥法官（江春男）</text:span></text:p>
      <text:p text:style-name="P3"><text:span text:style-name="T2">2009年11月12日蘋果日報</text:span><text:span text:style-name="T3"><text:line-break/><text:line-break/></text:span><text:span text:style-name="T2">台中市議長張宏年關說電玩業取得執照，獲得前金後謝和分紅共計2140萬元，結果他本人無罪，但送錢給他的業者都因行賄罪被判刑，如果此案成立，全國一體適用，阿扁可能也應無罪釋放。</text:span></text:p>
      <text:p text:style-name="P3"><text:span text:style-name="T2">明明有對價關係</text:span></text:p>
      <text:p text:style-name="P3"><text:span text:style-name="T2">這筆錢明明有對價關係，也有關說施壓之證據，但一審法官認為無法證明官員受關說施壓才發照，且發照過程合法，因此判無罪。這位法官似乎不食人間煙火，如果電玩執照會依照正當程序核准，業者何必送2千多萬元給議長。這是鳥法律還是鳥法官？</text:span></text:p>
      <text:p text:style-name="P3"><text:span text:style-name="T2">業者因議長的承諾，才敢花數千萬元裝潢，而且同意按月支付100萬元給議長做分紅之用，除此之外，還要打點管區警官，每月至少要賺200萬元以上才能打平，沒有兼營賭博，光靠小鋼珠，根本不可能生存。</text:span></text:p>
      <text:p text:style-name="P3"><text:span text:style-name="T2">中市治安敗壞，多年來都是全國倒數第一名，議長長期與電玩業者關係密切，市長胡志強比任何人了解。如今賣議長面子，也許有助於社會和諧，卻置治安於不顧，比較陳水扁和馬英九在台北市長任內對電玩業者的鐵腕作風，胡市長真是太會做人了。</text:span></text:p>
      <text:p text:style-name="P3"><text:span text:style-name="T2">「888小鋼珠」私下從事賭博，為逃避查緝，按月付40萬元給台中市警員，結果業者和警員全部判刑，警員拿15萬元被判15年，議長拿2140萬元，卻無罪。</text:span></text:p>
      <text:p text:style-name="P3"><text:span text:style-name="T2">判決太不符正義</text:span></text:p>
      <text:p text:style-name="P3"><text:span text:style-name="T2">關說和施壓難判定，但本案判決太不符合正義，也不符合常識，如果就此定案，全國民代有樣學樣，台灣的法治崩解，馬英九的清廉口號也隨風飄逝。</text:span></text:p>
      <text:p text:style-name="P1"><text:span text:style-name="T2">陳真 | 2009.11.20 07:51 | </text:span><text:span text:style-name="T1">#</text:span></text:p>
      <text:p text:style-name="P2"><text:span text:style-name="T2">底下是某個愛台灣人士所寫,屬於這類人士很典型的一種思維與攻擊方式. 簡單說: 只要你非我族類,我就要把跟你有關的一切,透過各種 "修辭",全說成多麼臭多麼爛多麼卑鄙骯髒.</text:span></text:p>
      <text:p text:style-name="P2"><text:span text:style-name="T2">這樣一種綠衛兵的言行思維,跟往日(國民黨)黨國壓境動不動就罵人包藏禍心數典忘祖的言行思維,可說分毫不差一模一樣,彷彿是同一家工廠所製造出來,唯一差別只是一個喊愛中華,一個喊愛台灣.</text:span></text:p>
      <text:p text:style-name="P2"><text:span text:style-name="T2">有個也是留英的,原本是我的粉絲,博士論文寫不出來時老是要找我訴苦說怎麼辦怎麼辦,每天對我大哥長大哥短的,一些簡單的什麼小作業不會寫竟也要我幫忙.</text:span></text:p>
      <text:p text:style-name="P2"><text:span text:style-name="T2">但這北七回國後卻混得很好,並且大概是以為他的 "成就" 已在我之上,於是態度竟然像在拍廉價連續劇一樣,戲劇化大轉變,對我非常不屑,而且會主動來攻擊我.</text:span></text:p>
      <text:p text:style-name="P2"><text:span text:style-name="T2">另一個原因是他過去遊走藍綠,綠營執政後他就馬上也變成忠貞愛台灣人士. 這類忠貞人士嘴巴上當然不會喊忠貞,但旁人總是能一眼看出他 "目前" 是屬於什麼顏色.</text:span></text:p>
      <text:p text:style-name="P2"><text:span text:style-name="T2">我說的這個北七就是這樣,阿扁當選的那一天,他還上網在留英網站上告訴大家說他要當一個 "永遠的反對者". 我當時聽了就覺得此人品性不端,因為一個真正的反對者,一生痛苦不堪,他絕不會喜孜孜而且充滿虛榮地如此事先自我定位. 永遠的反對者這類辭彙只能用來稱讚別人,而不該拿來歌頌自己,往自己臉上貼金.</text:span></text:p>
      <text:p text:style-name="P2"><text:span text:style-name="T2">我若能有所選擇,我才不想當什麼永遠的反對者.能當個主流,吃香喝辣,左右逢源,要人脈有人脈,要資源有資源,多好! 你不用什麼能力,北七北七也沒關係,只要喬一下,只要基本條件夠,不管你要什麼幾乎都能要得到.</text:span></text:p>
      <text:p text:style-name="P2"><text:span text:style-name="T2">至於當一個反對者卻剛好相反,明明是你的,明明你的能力超越他人甚多,卻因為你被視為異己而總是被剝奪被打壓被貶低被抹黑被矮化被排斥被隔離被刻意忽略,有些時候,實在苦不堪言,而且無從訴說,只能一個人自己忍忍忍忍忍忍忍練七忍功.</text:span></text:p>
      <text:p text:style-name="P2"><text:span text:style-name="T2">我說的這個北七,他表面上寫信來說要 "問候" 我,但信裏卻無一絲問候之意,而是說他早已不看我的文章,他只是 "不小心" 看到我在罵阿扁的某篇文章,笑我說我跟侯孝賢一樣,江郎才盡,在 "思想深度上" 根本都沒進步. 他說他過去還以為我跟侯孝賢一樣,很有創造性,很有生命力,後來看到這文章就覺得我很空洞沒有思想.</text:span></text:p>
      <text:p text:style-name="P2"><text:span text:style-name="T2">學姐說他很意外,怎麼會有人態度一下變這麼多?! 但我生平識人無數,何種嘴臉沒見過.</text:span></text:p>
      <text:p text:style-name="P2"><text:span text:style-name="T2">可我倒是有點後悔曾經跟這北七當教授所屬的學校之頭頂上司幫他私下美言,沒想到這北七得意起來,才一下子工夫,嘴臉就馬上變了,未免變得太快.</text:span></text:p>
      <text:p text:style-name="P2"><text:span text:style-name="T2">不過,把我比喻做侯孝賢,我倒是覺得與有榮焉! 所有華人導演中,侯孝賢肯定是最純粹的一個藝術家,跟高達荷索等人處於同等位階,而且為人正直單純,心思細膩善良,而且濟弱扶傾,充滿勇氣與憐憫. 這樣一個人,你羞辱他的藝術或人品,其實只是羞辱了你自己.</text:span></text:p>
      <text:p text:style-name="P2"><text:span text:style-name="T2">我常感覺那似乎就像莫札特被一些剛學會作曲的人指著鼻子嘲笑說他不懂音樂一樣,或是像維根斯坦被人指著鼻子嘲笑說他思想缺乏深度一般.</text:span></text:p>
      <text:p text:style-name="P2"><text:span text:style-name="T2">陳真</text:span><text:span text:style-name="T3"><text:line-break/></text:span><text:span text:style-name="T2">===============</text:span><text:span text:style-name="T3"><text:line-break/></text:span><text:span text:style-name="T2">以下作者不詳:</text:span></text:p>
      <text:p text:style-name="P2"><text:span text:style-name="T2">呂秀蓮副總統表示；政府不要漫無止境救濫墾，政客造謠宣揚“呂副總統要消弭原住民”。對此兩鄉長宣稱要呂副總統廿四小時內向原住民道謙，不然要結集鄉民包圍總統府，何等橫逆驕傲！都是前﹁蔣家王朝﹂為統治「台灣人」...造就當今稱“台灣原住民”之少數民族，變成目中無人驕橫人種。…如此是非顛倒橫行國土，何以為伍....</text:span></text:p>
      <text:p text:style-name="P2"><text:span text:style-name="T2">甚而，頻繁在螢光幕上看到:</text:span></text:p>
      <text:p text:style-name="P2"><text:span text:style-name="T2">一、製作二二八事變，電影監督侯孝賢，因其劇情僥倖騙到受威權愚民教育調教之懵懵無知新生代認同，而揚名後，他常靠其小有名氣身份，發表顛倒是非謬論來惑眾。此次螢光幕上看到他再犯毛病，說出原住民是受到台灣人用槍桿子追趕不得不走入深山居住之是非顛倒無稽之談，加油添醋來中毒害年輕山地人﹙今稱原住民﹚之思想，使其加深驕橫。</text:span></text:p>
      <text:p text:style-name="P2"><text:span text:style-name="T2">大家都認識侯孝賢是中共同路人，對主張「台灣不是中國」之台灣人無好感，其造謠言行為原可原諒，可是信口開河捏造離間台灣住民之和睦行止，大家絕不能寬恕。…如此造謠生事於合法人權之國土，何以為伍……</text:span></text:p>
      <text:p text:style-name="P2"><text:span text:style-name="T2">二、台灣原住民立委高金素梅，這位瘋番婆利用原住民立委特權屢屢在作怪；她為選票背公理煽動驕橫原住民，結集群眾違法抗爭。曾在蘭嶼結集蘭嶼人，抗議原子能發電廢料埋在蘭嶼是違法，要政府馬上搬回台灣，煽動蘭嶼人要與台灣劃清界線。</text:span></text:p>
      <text:p text:style-name="P1"><text:span text:style-name="T2">智巽 | 2009.11.20 01:42 | </text:span><text:span text:style-name="T1">#</text:span></text:p>
      <text:p text:style-name="P3"><text:span text:style-name="T2">http://palsolidarity.org/2009/11/9329</text:span></text:p>
      <text:p text:style-name="P3"><text:span text:style-name="T2">雖然我阿公吃素好幾十年了,但要是他的菜園被毀了,他可能難免也會扛著鋤頭咬著三字經..懷著高血壓向敵人砍去...</text:span><text:span text:style-name="T3"><text:line-break/></text:span><text:span text:style-name="T2">巴勒斯坦人怎麼辦呢??</text:span></text:p>
      <text:p text:style-name="P3"><text:span text:style-name="T2">你問我</text:span><text:span text:style-name="T3"><text:line-break/></text:span><text:span text:style-name="T2">哪裡能播下和平的種子?</text:span><text:span text:style-name="T3"><text:line-break/></text:span><text:span text:style-name="T2">我說,請給我一塊和平的土地</text:span><text:span text:style-name="T3"><text:line-break/></text:span><text:span text:style-name="T2">讓我先種一些穀子,和一些橄欖樹</text:span><text:span text:style-name="T3"><text:line-break/></text:span><text:span text:style-name="T2">昨天,我的田被放火燒了</text:span><text:span text:style-name="T3"><text:line-break/></text:span><text:span text:style-name="T2">今天,我的橄欖樹被斧頭砍了</text:span><text:span text:style-name="T3"><text:line-break/></text:span><text:span text:style-name="T2">我只能問</text:span><text:span text:style-name="T3"><text:line-break/></text:span><text:span text:style-name="T2">哀傷的淚水 怎麼能灌溉和平的種子?</text:span></text:p>
      <text:p text:style-name="P1"><text:span text:style-name="T2">陳真 | 2009.11.18 14:41 | </text:span><text:span text:style-name="T1">#</text:span></text:p>
      <text:p text:style-name="P2"><text:span text:style-name="T2">吸血鬼請進</text:span></text:p>
      <text:p text:style-name="P2"><text:span text:style-name="T2">陳真</text:span></text:p>
      <text:p text:style-name="P2"><text:span text:style-name="T2">立報《哈巴狗電台》2009. 10. 26.</text:span></text:p>
      <text:p text:style-name="P2"><text:span text:style-name="T2">Tomas Alfredson說，生命註定是場悲劇，在悲傷一刻，是否還存在嫣然一笑的可能性？而這也正是他拍攝《Let the Right One In》時心裏唯一的想法。台灣譯了個白癡片名叫《血色入侵》。這電影獲獎無數，但其藝術價值仍被低估。白天看了一遍，當天晚上又再買票看一遍；若經費充足，就算連看一百遍也不膩。</text:span></text:p>
      <text:p text:style-name="P2"><text:span text:style-name="T2">拜家裏開電影院之賜，從小看過無數吸血鬼電影，比如六七零年代的《月黑風高》系列或荷索、科波拉等人的《吸血鬼》，總覺得自己是吸血鬼一族，白天窩在洞裏，待月黑風高才出來走動，迎著月光，孤獨的身影，天地無邊無際地幹著一些彷彿命中註定的血肉事業。</text:span></text:p>
      <text:p text:style-name="P2"><text:span text:style-name="T2">吸血鬼非人非獸，卻比人還迷人，比獸還野蠻；既世故又單純，既剛且柔亦正亦邪總是最動人。他活在人的空間，卻生存於另一個世界；沒有地心引力，卻有著沉重的生存與宿命。她無所不能，連死亡都不存在，在無限時空中來去自如，卻無法跟一己命運說不，於是她不得不自慚形穢。這份自慚，反倒讓她像個聖徒。</text:span></text:p>
      <text:p text:style-name="P2"><text:span text:style-name="T2">既非生，亦非死，浮塵般飄落生死之間。可是世上聖徒不也如此？哪個聖徒自身能擁有生命與榮耀？唯有跟命運之神領取一段古老記憶悲歡。</text:span></text:p>
      <text:p text:style-name="P2"><text:span text:style-name="T2">吸血鬼三兩下就把幾個小混混頭顱手臂給扯斷，真是酷到不行，有這種女朋友還真不錯。可她勇猛非凡，卻又孤獨柔弱。我看她房間跟我書房倒很像，凌亂破落，家徒四壁，毯子鋪在地上便是一張床，一個檯燈，一些自得其樂的小玩意，便是一生安身立命的天地。她說今年12歲，但已12歲200年了。200年的滄桑夠宏大輝煌了吧，但宏大輝煌者也只不過祈求一種卑微渴望，哪怕只是一個友善眼神。</text:span></text:p>
      <text:p text:style-name="P2"><text:span text:style-name="T2">原著作者說，故事不外就是幾句話：「我可以進去嗎？」「你得邀我才行」「請進」。這三句真言倒深深說中流浪者的心。聽說吸血鬼也很內向，非經屋主邀請不敢進屋，否則將七孔流血而死。此事非同小可，君勿辜負。雖然整天飛上飛下很厲害，但除非獲邀，她不敢來到你的世界，只能風中漂泊。</text:span></text:p>
      <text:p text:style-name="P2"><text:span text:style-name="T2">這讓我想起范光棣，我這輩子除了對不起母親，只對不起一個朋友，為此痛苦不堪。很少有人如此相信我，而我卻輕忽以待，因為我沒想到竟有個初識者會如此相信我而為我做出這麼重大的事。</text:span><text:span text:style-name="T3"><text:line-break/><text:line-break/></text:span><text:span text:style-name="T2">葉慈有這麼一首詩《He wishes for the cloths of heaven》居浩然譯：「如有天孫錦/願為君鋪地/鑲金復鑲銀/明暗日夜繼/家貧錦難求/唯有以夢替/踐履慎輕置/吾夢不堪碎。」我漂泊天際千百年了，卻仍一無所有，除了給你說個故事說個夢，我沒什麼更貴重的東西了。當你以它為墊，動作應輕柔，因為你所踩的是我的夢，生之所繫，死之所嚮，不堪破滅。</text:span></text:p>
      <text:p text:style-name="P2"><text:span text:style-name="T2">吸血鬼請進（二）</text:span></text:p>
      <text:p text:style-name="P2"><text:span text:style-name="T2">陳真</text:span></text:p>
      <text:p text:style-name="P2"><text:span text:style-name="T2">立報《哈巴狗電台》2009. 11.16.</text:span></text:p>
      <text:p text:style-name="P2"><text:span text:style-name="T2">我若能播放那些音樂及照片，你將瞬間明白我要講的一切。日月星辰縱有億萬年，在此便可總結。那是《血色入侵》的劇照，吸血鬼血漬猶存，與小男孩共眠，一個人向著另一人的背。夜深了，但吸血鬼似乎還皺著眉，沒什麼睡意，生命反倒從這黑暗一刻彷彿才剛要開始。</text:span></text:p>
      <text:p text:style-name="P2"><text:span text:style-name="T2">就跟吸毒一樣，我總得靠這樣一些聲音影像來麻醉自己；無言之言，似乎才真正潛入我心，起了共鳴。理應所有人都會覺得這部悲傷電影好看，因為所有人其實都很可憐，只是有些人一時還不知道自己可憐，但他遲早會明白生命真相。</text:span></text:p>
      <text:p text:style-name="P2"><text:span text:style-name="T2">有個忘年之交以叔姪相稱，今年滿20，從她8歲我們出國後就失聯了。最近聯絡上已是亭亭玉立少女。聰明細膩，可身世多舛，高一輟學後賣檳榔至今。父早逝，與媽媽相依為命。我喜歡去檳榔攤找她說話，看她製作檳榔，可有些客人上門態度輕薄，似乎少了點尊重。</text:span></text:p>
      <text:p text:style-name="P2"><text:span text:style-name="T2">離開攤位，我又回到洞裏，回到思想與書本純淨世界，把現實哀樂彷彿全化為一種音符，一種抽象符號。但這純淨音符只是見證一場血肉滄桑。能見證多少呢？大約就像一幅地圖之能見證一片領土。那領土實際上是局外人所不曾真正踏上。或許每個人就像一方土地，旁人藉著各式各樣的「地圖」，想像一片土地能有何等塵土風霜。</text:span></text:p>
      <text:p text:style-name="P2"><text:span text:style-name="T2">收養了隻流浪狗，純黑，很大一隻。據估計，智商大約只有我的二十分之一，所以叫牠阿憨。發現牠時腿被打斷，也許從小受虐，動輒戒慎恐懼，連衛生紙被風吹落都能讓牠嚇出一身冷汗，而且一落單便仰天長嘯，嚇壞鄰居，不知牠年少歲月究竟經歷過一些什麼樣的遭遇。</text:span></text:p>
      <text:p text:style-name="P2"><text:span text:style-name="T2">平常打招呼不是「旺旺」，而是「哞～」。不但自以為是牛，而且跟黑山羊一樣，每次帶出門就猛吃路邊草，津津有味，連我都想抓一把來嚐。當遠近傳來動物昆蟲叫聲，牠便側耳傾聽，似懂非懂，就像我們平常望向天際若有所思。我想貼近牠的心，但貼不到，只能看到身影。平常我們上樓牠就上樓。我們下樓牠便也要下樓，形影不離。奇怪的是，每次下樓，在狹隘樓梯間牠都硬是要「超車」趕在我們腳步前。不知道為什麼，看牠下樓略顯臃腫的笨拙背影，總讓人悲從中來。</text:span></text:p>
      <text:p text:style-name="P2"><text:span text:style-name="T2">當時光往前流逝，那千年舊夢卻彷彿才離當下稍近；悲劇似乎總是發生在背影，從正面看是看不出個所以然的，你得繞到身影背後彷彿才能看見生命真實樣貌。或許神明看待萬物也是如此眼光。照這樣看來，連不諳人事的阿憨都彷彿跟吸血鬼有關了。誰能說不是呢？誰能訴說千年之前你我何種角色，山海變幻又是幾何滄桑。</text:span></text:p>
      <text:p text:style-name="P2"><text:span text:style-name="T2">吸血鬼請進（三）</text:span></text:p>
      <text:p text:style-name="P2"><text:span text:style-name="T2">陳真</text:span></text:p>
      <text:p text:style-name="P2"><text:span text:style-name="T2">立報《哈巴狗電台》2009. 11.23.</text:span></text:p>
      <text:p text:style-name="P2"><text:span text:style-name="T3"><text:line-break/></text:span><text:span text:style-name="T2">《血色入侵》中小男孩Oskar 問吸血鬼到底是誰，吸血鬼說我跟你一樣。Oskar 說，可我不會殺人啊，責怪吸血鬼怎麼可以殺人。吸血鬼說，你若有能耐殺，你也會殺。而且還說了一句，中文翻做「請設身處地為我想一想」，但英文翻得比較好，英文是 Be me。你不光是要 Imagine who I am，最好能 Be me，變成我。唯有當你是我，你才有可能了解我的一切悲歡。</text:span><text:span text:style-name="T3"><text:line-break/><text:line-break/></text:span><text:span text:style-name="T2">我們平常在旁人一個眼神上受了點委屈，便恨得牙癢癢，不共戴天，若將來能找到機會報復à更好！可我看那姪女，儘管衣著正常謙和靜默，但客人上門依然毫不客氣上下打量，舉止猥瑣，甚至講一些黃色的，比方說「小姐妳的內褲賣給我好不好」之類。但我姪女能跟誰不共戴天呢？下回客人又來買檳榔，妳還是只能對他說謝，而不可能轟他出去或向性別平等委員會舉發性騷擾叫警察來抓。</text:span></text:p>
      <text:p text:style-name="P2"><text:span text:style-name="T2">如果有人說我是理想主義者，那他對我肯定一點也不了解。所謂理想多少是有點蒼白可笑的，太簡單，太抽象，因之也離生命太遠。即便足以取人性命的吸血鬼也從不敢大聲說個「我」字，更不用說理想，一般是躲在洞裏「夾著尾巴做人」（沈從文語），來去無聲，生怕打擾了這個世界。</text:span></text:p>
      <text:p text:style-name="P2"><text:span text:style-name="T2">每當我走進亮麗場合，例如高級百貨公司或高雅歡樂的人群中，那些光線和空氣就像照妖鏡一樣，總會讓我覺得自己就像隻剛從深山裏跑出來的怪物或野獸，很野，很怪，卻又很憂傷。野人或野獸似乎是不該有這樣一種情緒的，或許既非人亦非獸，野得還不夠徹底。半人半獸最可悲，兩頭不著地，無所依歸，彷彿連時空都與我無關。</text:span></text:p>
      <text:p text:style-name="P2"><text:span text:style-name="T2">法國作家紀德從小孤獨，太太死後，孤獨更甚。可悲的是，妻子一生無語，死後多時世人甚至還不知道她叫什麼名字長何模樣，而《悼亡妻》卻為世人稱頌。紀德這麼形容他太太：「她的一滴淚，比我幸福的汪洋還沉重。」生命之悲歡亦然，如果你不是她，如果你不是那樣一種生命，如果你不是檳榔西施，不是天上的鷹地上的狼，你是不可能了解的。或許你能感受重量，但你不可能了解一滴眼淚或一個句子一段音符為何如此沉重；你知道詩句如何吟唱，但你不可能了解這句子曾經歷何等草木風霜。</text:span></text:p>
      <text:p text:style-name="P2"><text:span text:style-name="T2">最後小男孩用打電報方式跟吸血鬼說了些話，說了什麼不知道，據說是「輕輕吻妳」。片中多雪景暗夜，一片美麗的灰白中泛著淡藍，一直到片尾好不容易才見著陽光和幾許微風。兩隻小生物，一隻在時間裏，一隻在時間外，重物墜落般奔向命運的幸福一刻，此生圓滿，我心已足，生命已無可眷戀。</text:span></text:p>
      <text:p text:style-name="P1"><text:span text:style-name="T2">陳真 | 2009.11.18 13:09 | </text:span><text:span text:style-name="T1">#</text:span></text:p>
      <text:p text:style-name="P3"><text:span text:style-name="T2">李同學,我沒那麼外行吧?! 你以為一個數學教授會不知道怎麼計算加減乘除嗎?</text:span></text:p>
      <text:p text:style-name="P3"><text:span text:style-name="T2">而且,我沒有閒到需要在此對選舉制度所代表的各種數字含義做分析吧?! 就好像我們過去常說民進黨的執政縣市人口過半數一樣,但他哪來過半票數?</text:span></text:p>
      <text:p text:style-name="P3"><text:span text:style-name="T2">同樣地,馬英九得票不也差不多六成或六成幾,如果有人說國民黨代表六七成的民意又有什麼錯? 難道我應該說不對,還有兩成幾的人沒去投票,所以這六七成必須再打七五折才是正確答案?! 如果有人這樣講話,那他若不是頭殼壞去就是吃飽太閒.</text:span></text:p>
      <text:p text:style-name="P3"><text:span text:style-name="T2">美國總統大選採什麼選舉人團制,贏者全拿,最後那個優勝者自然是, by definition, 獲得過半數的民意,但我們不會說這樣不對,我們不會說必須一票一票來考慮才叫正確答案. 如果有人這樣講話,那他若不是頭殼壞去就是吃飽太閒.</text:span></text:p>
      <text:p text:style-name="P3"><text:span text:style-name="T2">我倒沒聽說過民進黨抗議過選舉結果,我只記得當時民進黨一片低迷,那些混蛋天王們一個個說要退出江湖,他們要抗議什麼呢? 萬一民進黨真的無恥到跑去抗議選舉結果,那當然一點道理也沒有,因為國會減半是阿扁和林義雄的核四公投促進會,刻意選在選舉時聯手去包圍國民黨中央黨部和立法院,所硬推出來的新制度,哪有人會下流到自己抗議自己所強烈壓迫對手必須接受的新制度?</text:span></text:p>
      <text:p text:style-name="P3"><text:span text:style-name="T2">根據一個人支持某種主張來認定他是敵是友是毫無意義的. 大家可能很健忘,但我對台灣政治倒是可以不用準備教材就能上台講課.</text:span></text:p>
      <text:p text:style-name="P3"><text:span text:style-name="T2">比方說,民進黨剛執政時,民間發起反核抗議遊行,民進黨竟然下達動員令也說要反核要抗議. 這不是發神經是什麼? 自己抗議自己? 他自己就是執政黨,他卻動員群眾說要反核,他何必反? 他就直接政策上廢掉核電廠不就好了? 他說要抗議,抗議誰呢? 自己抗議自己? 這不是很荒唐嗎? 玩政治玩詐術玩到這種地步!</text:span></text:p>
      <text:p text:style-name="P3"><text:span text:style-name="T2">事實上,他早上參加反核抗議大遊行,下午馬上給核四廠追加大筆預算.</text:span></text:p>
      <text:p text:style-name="P3"><text:span text:style-name="T2">換句話說,並不是表面的主張一樣就是同志,更不是表面上持有某種 "正確" 主張就等於他的這個 (假定是)正確的主張之行為是對的. 就好像一個炒地皮大王主張我們應勤儉樸實地工作賺錢,這個主張粉好,但由他來主張卻是齷齪而可笑.</text:span></text:p>
      <text:p text:style-name="P3"><text:span text:style-name="T2">就好像底下這位為了選舉抹黑他人竟然透過阿扁的情治單位偷拿別人的病歷來公布,說對方病得多嚴重,反正快死了,投給他也沒用.</text:span></text:p>
      <text:p text:style-name="P3"><text:span text:style-name="T2">這樣一個無恥的政治人物,卻說要讓自己芬芳得像花朵,讓大家都要來靠近,這樣一種芬芳花朵的主張即便很好 (事實上很醜陋我覺得,以下會有分析,但這屬於進階,不好理解),即便這樣的主張很偉大,由這樣一個人來提出,難道也很合理?</text:span></text:p>
      <text:p text:style-name="P3"><text:span text:style-name="T2">還是那句老話,我們應該學會因人廢言. 一個混蛋不管講什麼都不值得仔細聆聽或甚至還做筆記. 混蛋就是混蛋,混蛋不會講出什麼值得聽的話,除非...除非有一天他變得很慘時,那麼他講的話或許就值得聽了.</text:span></text:p>
      <text:p text:style-name="P3"><text:span text:style-name="T2">至於林義雄那句芬芳花朵為何讓我覺得醜陋 (如果你不覺得醜陋就算了,這只是反映 "我" 的品味,無法強求他人認同), 並不是林義雄不好,而是不管一個人怎麼好,他都不應該有這種卑鄙的想法.</text:span></text:p>
      <text:p text:style-name="P3"><text:span text:style-name="T2">當一個人有著這樣一種驕傲自滿的念頭時,這表示:</text:span></text:p>
      <text:p text:style-name="P3"><text:span text:style-name="T2">第一: 他顯然過得非常爽,而且社經地位很不錯,如果他跟我或跟一般人一樣,過著一種辛苦甚至痛苦無奈的狗臉歲月時,我不相信他還會有這麼驕傲甚至可以說很可惡的想法.</text:span></text:p>
      <text:p text:style-name="P3"><text:span text:style-name="T2">第二: 他顯然自以為高別人一等; 彷彿凡夫俗子們全仰望著他,向他的偉大芬芳靠攏.</text:span></text:p>
      <text:p text:style-name="P3"><text:span text:style-name="T2">我從宗教或基督教只學到一件事,那就是自我毀棄. 這跟自甘墮落不一樣,而是自己並不看重自己.</text:span></text:p>
      <text:p text:style-name="P3"><text:span text:style-name="T2">就好像維根斯坦之所以偉大,並不是他真的很偉大,他的 "偉大" 恰恰是在於他自己 "真的" 覺得自己很糟糕; 他甚至覺得自己寫的東西一無是處毫無價值,因此一生不願出版.</text:span></text:p>
      <text:p text:style-name="P3"><text:span text:style-name="T2">他頂多曾經說,如果他寫的東西或他的生命能有一絲價值或意義,這個意義純粹是來自 "背後那道光",也就是上帝.</text:span></text:p>
      <text:p text:style-name="P3"><text:span text:style-name="T2">一個人有多少宗教性,絕不在於他幹了多少好事或壞事,上帝豈會在乎你能做什麼好事? 一個人有多少宗教性在我看來就在於他毀壞自己多少.</text:span></text:p>
      <text:p text:style-name="P3"><text:span text:style-name="T2">毀壞自己並不是叫你自甘墮落,毀壞世上的生命也不是叫你去自殺,而是像甘地說的,任何一個男女老幼,當一個人把他自己降為零,最好是降到跟一條流浪狗一樣,他就可以擁有最大的力量. 流浪狗這一句是我插播的,但甘地原意亦是如此.</text:span></text:p>
      <text:p text:style-name="P3"><text:span text:style-name="T2">這種想法就像一種品味,你聽了覺得很香,那就很香,你聽了皺眉頭或搖頭,那也無法強求. 就跟美醜一樣,眾人覺得美的棒的高尚的,我幾乎統統覺得醜陋低能下流. 我不是故意要這樣,但我的嗅覺就是如此辨別美醜我也沒辦法.</text:span></text:p>
      <text:p text:style-name="P3"><text:span text:style-name="T2">那些長期看我的文章的,理應知道什麼樣的人事物最能打動我的心. 我能舉出無數的例子. 每舉一個例子,我都得先找個眼淚瓶.</text:span></text:p>
      <text:p text:style-name="P3"><text:span text:style-name="T2">比方說我十幾年前有個嚴重失眠的病患,二十多歲,當她五六歲時因為窮,無錢治病而逐漸瞎了雙眼. 養父母很早就要她離家工作 但一個兩眼全瞎的人能做些什麼? 於是她就去給人按摩,旅社打電話給她,她就搭計程車去幫人按摩.</text:span></text:p>
      <text:p text:style-name="P3"><text:span text:style-name="T2">還記得莫那能那首 "當鐘聲響起" 的詩嗎? 我這病人的遭遇有點類似,但過程不太一樣. 這病人長得很美麗清秀,但她自己看不到自己的容顏,全是旁人告訴她.</text:span></text:p>
      <text:p text:style-name="P3"><text:span text:style-name="T2">她的美貌使她在工作時經常遭到客人的毛手毛腳. 我問她怎麼應付,她說她覺得心裏不舒服,但也不敢多想,只能盡量逆來順受, 她說後來慢慢琢磨出一套避開騷擾的按摩手法和身體位置,使客人根本沒有機會出手.</text:span></text:p>
      <text:p text:style-name="P3"><text:span text:style-name="T2">她說她雖然眼睛看不見,但她能憑著聲音和各種感覺知道對方是一個什麼樣的人. 她說她記得有一回冬天,有個客人對她很好, 幾年過去了,她卻還時常想起那個人的聲音.</text:span></text:p>
      <text:p text:style-name="P3"><text:span text:style-name="T2">根據我的 "嗅覺", 這樣一些人就是芬芳的花朵,不管他們是男是女是老是幼,不管他們有著什麼樣的前科,做過什麼樣的壞事,都不會妨礙這份芬芳.</text:span></text:p>
      <text:p text:style-name="P3"><text:span text:style-name="T2">但這樣一些人,永遠都絕不會說自己要成為芬芳的花朵讓大家都很景仰而來靠近. 當一個人有著這樣一種自滿驕傲的念頭或願望時,我不敢說他肯定是個爛人,我只能說這樣一種 "芬芳" 對我不但毫無吸引力,而且敬而遠之,聞了就頭暈,嚴重時還會想吐.</text:span></text:p>
      <text:p text:style-name="P3"><text:span text:style-name="T2">我倒是深信齊克果的想法,他認為那些散發著上帝芬芳的人,在世上通常寸步難行,是個倒楣鬼,人見人怕或人見人笑,簡直是個孤獨的可憐蟲.</text:span></text:p>
      <text:p text:style-name="P3"><text:span text:style-name="T2">但齊克果說得對,上帝不會去做禮拜,上帝也不會出現在教堂裏,更不會出現在那些光鮮亮麗左右逢源的可人兒身邊,而是會以一種不可思議的方式,悄悄地出現在這個因為相信祂而無法在世上行走的可憐蟲身邊.</text:span></text:p>
      <text:p text:style-name="P3"><text:span text:style-name="T2">我的標準比齊克果還要寬鬆一些,我覺得那些無辜地身受許多苦楚的生命,哪怕只是一條狗,上帝還是會與之同在. 他們在無辜的痛苦中,讓我們看見背後那個慈悲的容顏,聞見那真正的芬芳.</text:span></text:p>
      <text:p text:style-name="P3"><text:span text:style-name="T2">我總有一種想要歌頌生命的衝動,不是因為我或其他的生命很爽很舒適,而是因為生命實在很痛苦,許多時候簡直是一片黑暗. 奇怪的是,在痛苦和黑暗中,我彷彿才真正看見生命的美好,一切就像一種恩賜.</text:span></text:p>
      <text:p text:style-name="P3"><text:span text:style-name="T2">齊克果說,生命是往前走的,可它的意義卻是往後看才看得出來. 生命不斷往前承受痛苦,可當你往後看前塵軌跡,你會發現,儘管人事滄桑世事多舛,但上天待你並不薄. 人世或許不公,人們或許虧待你誤解你,但上帝知道你心頭每個角落的每份點滴,祂給你的,總是多於你所要的.祂為你安排的美好之路甚至是你無法想像的.</text:span></text:p>
      <text:p text:style-name="P3"><text:span text:style-name="T2">那些在世上沉淪者,那些艱辛的悲愴者,那些在世上鄙棄自我的流浪者,在另一個世界他們卻得著安慰與安息.</text:span></text:p>
      <text:p text:style-name="P4"/>
      <text:p text:style-name="P1"><text:span text:style-name="T2">李秉叡 | 2009.11.18 11:22 | </text:span><text:span text:style-name="T1">#</text:span></text:p>
      <text:p text:style-name="P2"><text:span text:style-name="T2">陳真先生曾在留言板上說過這句話：「它不就是 "咱台灣郎" 用所謂偉大的民主方式給一票一票選出來的嗎? 它不就是所謂主流民意或神聖民意的展現? 75% 還不夠主流嗎? 難道這 75% 的人口所投的票都不能算數或是都投 "錯" 了,跟 "正確答案" 不一樣,所以這樣的政權是外來政權,是一黨獨大?」</text:span></text:p>
      <text:p text:style-name="P2"><text:span text:style-name="T2">這句話似乎和實際選舉結果不符合。這75%是指泛藍陣營在立法院中所佔有的席次率。但是實際上泛藍陣營的得票率只有56.2%(這是區域立委兼原住民選票)。</text:span></text:p>
      <text:p text:style-name="P2"><text:span text:style-name="T2">至於為何會有這種「過度代表」的現象，主要是因為在第七屈立委選舉時，採用新的選舉制度：單一選區並立兩票制。而且區域立委兼原住民的名額﹝79席﹞佔總額的三分之二。再加上單一選區「贏者全拿」的特性，以及在席次分配上有縣市保障名額的設計，雖然賦予了每一縣市至少擁有一名代表的權利，但因為許多縣市人口較少﹝如離島地區，花蓮，台東﹞，而通常這些縣市又是國民黨長期佔有優勢的地區，結果形成彙總起來，國民黨整體席次比例遠高於選票比例的過度代表情形。</text:span></text:p>
      <text:p text:style-name="P2"><text:span text:style-name="T3"><text:line-break/></text:span><text:span text:style-name="T2">所以整體而言新的選舉制度是有利於國民黨的，民進黨對選舉結果不滿，是為了他們的私利，但是並不代表他們的抗議無理。</text:span></text:p>
      <text:p text:style-name="P5"><text:span text:style-name="T2"><text:line-break/></text:span></text:p>
      <text:p text:style-name="P1"><text:span text:style-name="T2">陳真 | 2009.11.18 06:43 | </text:span><text:span text:style-name="T1">#</text:span></text:p>
      <text:p text:style-name="P3"><text:span text:style-name="T2">有人覺得胸悶不適胃腸瘀塞需要催吐劑來化解的嗎? 這就是了.</text:span></text:p>
      <text:p text:style-name="P3"><text:span text:style-name="T2">陳真</text:span><text:span text:style-name="T3"><text:line-break/></text:span><text:span text:style-name="T2">====================</text:span></text:p>
      <text:p text:style-name="P3"><text:span text:style-name="T2">「我們要像芬芳的花朵，自然吸引人來呼吸花香！」台灣大台中發展促進會理事長林佳龍，引用這句林義雄發起苦行運動的名言，號召大台中民眾在地走一段，同時預計在20日晚上7時，邀請林義雄先生於台中市豐樂雕塑公園三樓國際會議廳舉辦演講會，免費開放民眾參加。</text:span><text:span text:style-name="T3"><text:line-break/></text:span></text:p>
      <text:p text:style-name="P1"><text:span text:style-name="T2">怡靜 | 2009.11.15 10:46 | </text:span><text:span text:style-name="T1">#</text:span></text:p>
      <text:p text:style-name="P2"><text:span text:style-name="T2">談到美國牛，有興趣的人也可參考近期的一本書和一部電影。不全是講美國牛，但談美國人吃的食物（台灣也進口蠻多美國食物的）</text:span></text:p>
      <text:p text:style-name="P2"><text:span text:style-name="T2">到底要吃什麼？--速食、有機和自然野生食物的真相</text:span><text:span text:style-name="T3"><text:line-break/></text:span><text:span text:style-name="T2">(The Omnivore’s Dilemma),中譯本是久周出版社出的，但久周前陣子倒閉了，不知道有沒有別家出版社會重出。</text:span></text:p>
      <text:p text:style-name="P2"><text:span text:style-name="T2">Food. Inc,2008年美國紀錄片，最近香港發行了dvd，還翻了一個白癡的譯名，毒食難肥（這片又不是談肥胖問題）。之前看過速食共和國(fast food nation)一書的朋友應該對書中提到的問題不陌生才是。</text:span></text:p>
      <text:p text:style-name="P1"><text:span text:style-name="T2">陳真 | 2009.11.15 05:27 | </text:span><text:span text:style-name="T1">#</text:span></text:p>
      <text:p text:style-name="P3"><text:span text:style-name="T2">黨外時期反國民黨的學生們,差不多都去當民進黨的官了,或者是或明或暗地得到來自產官學各方面的好處,幾乎看不到幾個清清白白的了,大多跟著政客們胡說八道胡作非為,或是隱隱地表現乖巧,隱隱地展現綠色,展現愛台灣思想之忠貞,形成一種雨露均霑的共犯結構.</text:span></text:p>
      <text:p text:style-name="P3"><text:span text:style-name="T2">天下烏鴉幾乎一團黑之中,施威全卻是個例外.雖然我們某種味道不太一樣,他務實,我務虛,但基本上我是很尊敬他的. 這年頭看不到幾個讀書人還會憑良心講真話的. 在這一點上,施威全是很令人佩服的.</text:span></text:p>
      <text:p text:style-name="P3"><text:span text:style-name="T2">1998年我在英國發起反種族歧視運動時,施威全跑來找我,表示要加入這個運動,但表示他不願與那些綠營的人為伍.</text:span></text:p>
      <text:p text:style-name="P3"><text:span text:style-name="T2">我當時仍然還跟綠營有所往來,聽他這樣一說,覺得有點為難與訝異. 我心裏想,綠營這些人是很爛沒錯,但有爛到連綠營之一般支持者你都不願與之為伍的地步嗎?</text:span></text:p>
      <text:p text:style-name="P3"><text:span text:style-name="T2">不久之後,大約不出一年吧,也就是大約1999年,當我因為反扁反愛台灣反族群挑撥反長老教會之政治偏頗與打擊異己等言論而遭到綠營支持者普遍的人身攻擊毀謗侮辱抹黑與騷擾時,我常想起施威全在這一點上的 "先知".</text:span></text:p>
      <text:p text:style-name="P3"><text:span text:style-name="T2">那樣一些綠營支持者,當他們懷著這樣一種根據族群來區分敵我而且只問顏色不問是非的心態時,事實上你是不可能跟他們保持友好關係的,他們遲早會把你視為敵人.</text:span></text:p>
      <text:p text:style-name="P3"><text:span text:style-name="T2">記得我跟施威全好像(?)都曾隸屬於中時晚報由楊渡所主導的一個專欄叫 Global View, 記得幾年來,他寫過許多有關美國牛肉的文章. 如果你想對這問題有更多了解,可以看他寫的:</text:span></text:p>
      <text:p text:style-name="P3"><text:span text:style-name="T2">http://www.wretch.cc/blog/mixedracial/9049610</text:span></text:p>
      <text:p text:style-name="P3"><text:span text:style-name="T2">你只要挑兩篇看看,大概就會相信美國牛肉這問題絕非美方所說的那麼單純,甚至可以說是可惡可怕至極.</text:span></text:p>
      <text:p text:style-name="P3"><text:span text:style-name="T2">狂牛症這樣一種異常蛋白,據說要在一千度高溫下超過 30分鐘,其結構才會破壞.</text:span></text:p>
      <text:p text:style-name="P3"><text:span text:style-name="T2">至於民進黨,在這問題上實在沒有資格說話,多說只是益見其可恥,就如前一陣子的中國毒牛奶事件一樣.</text:span></text:p>
      <text:p text:style-name="P3"><text:span text:style-name="T2">陳真</text:span><text:span text:style-name="T3"><text:line-break/></text:span><text:span text:style-name="T2">==================</text:span><text:span text:style-name="T3"><text:line-break/></text:span><text:span text:style-name="T2">評論毒奶粉挨告 施威全獲不起訴</text:span><text:span text:style-name="T3"><text:line-break/><text:line-break/></text:span><text:span text:style-name="T2">【聯合報╱記者熊迺祺／台北報導】 2009.08.06 03:21 am</text:span><text:span text:style-name="T3"><text:line-break/><text:line-break/></text:span><text:span text:style-name="T2">去年大陸爆發毒奶粉事件，學者施威全投書媒體，指「開放中國製奶粉進口的是民進黨，涂醒哲當時任職衛生署」，涂控告施妨害名譽；台北地檢署認為施的撰文內容與事實相符，昨天處分不起訴。</text:span></text:p>
      <text:p text:style-name="P3"><text:span text:style-name="T2">施威全曾留學英國，陸委會主委賴幸媛今年初邀請他擔任機要秘書。涂醒哲曾任扁政府時期的衛生署長，目前是民進黨立委。</text:span></text:p>
      <text:p text:style-name="P3"><text:span text:style-name="T2">去年9月22日施威全投書媒體，指「民進黨涂醒哲等人評論毒奶粉事件，認為是馬英九對中國卑躬屈膝的結果，換來黑心食品毒害台灣，其實開放中國製奶粉進口的是民進黨，日期是二○○二年二月十五日，涂醒哲當時任職衛生署…。」</text:span></text:p>
      <text:p text:style-name="P3"><text:span text:style-name="T2">涂醒哲認為，該文影射開放中國毒奶粉進口是在他擔任衛生署長期間，顯與事實不符，控告施威全妨害名譽。檢方調查，認為施威全撰文內容與事實相符。</text:span></text:p>
      <text:p text:style-name="P3"><text:span text:style-name="T2">【2009/08/06 聯合報</text:span><text:span text:style-name="T3"><text:line-break/><text:line-break/></text:span></text:p>
      <text:p text:style-name="P1"><text:span text:style-name="T2">學姊 | 2009.11.13 22:54 | </text:span><text:span text:style-name="T1">#</text:span></text:p>
      <text:p text:style-name="P2"><text:span text:style-name="T2">可惜這個時間我有課, 得去讓同學有機會啃雞腿吃泡麵 (其實這兩種倒還沒有見過, 不過倒是有化妝、喝奶茶、打瞌睡以及自備電腦可能在進行多媒體學習的)，否則一定寫塊牌子過去.</text:span></text:p>
      <text:p text:style-name="P2"><text:span text:style-name="T2">動物社會研究會這個倒不失為一個辦法, 以後我們也可以考慮標語後都加上阿彌陀佛以及哈利路亞就解決了"非法"集會問題!!!</text:span></text:p>
      <text:p text:style-name="P2"><text:span text:style-name="T3"><text:line-break/></text:span><text:span text:style-name="T2">緊急動員行動公告</text:span></text:p>
      <text:p text:style-name="P2"><text:span text:style-name="T2">送行政院「照妖鏡」</text:span><text:span text:style-name="T3"><text:line-break/></text:span><text:span text:style-name="T2">請行政院解除制度虐待動物的「妖」</text:span><text:span text:style-name="T3"><text:line-break/></text:span><text:span text:style-name="T2">宗教大集合活動</text:span></text:p>
      <text:p text:style-name="P2"><text:span text:style-name="T2">緣起：</text:span></text:p>
      <text:p text:style-name="P2"><text:span text:style-name="T2">11月4日本會召開「從生命到垃圾--公佈全台捕犬、收容、留置所調查；控訴政府集體、大規模虐待流浪犬貓」記者會後至今，動保法主管機關農委會雖已口頭同意要將捕犬業務回歸，由掌管動保的單位依動保法改以「護犬」而非「捕犬」的精神及方式為之。但據本會瞭解，各縣市防疫所仍多所推諉、保留。事實上，根據地方自治精神，縣市首長有權決定是否將捕犬等業務由清潔隊移撥回歸動保主管單位。</text:span></text:p>
      <text:p text:style-name="P2"><text:span text:style-name="T2">此外，針對本會要求關閉104處違法留置所、收容作業透明公開、提昇動物福利，縣市清潔隊和收容所的態度不僅不是「從善如流」，反而更加抗拒。雖因「風聲鶴唳」而加強收容場所的清潔、打掃及動物「照顧」，但防民如防賊的心態不但沒有改善，反而「變本加厲」。</text:span></text:p>
      <text:p text:style-name="P2"><text:span text:style-name="T2">動物沒選票，縣市首長顯然「無動於衷」！</text:span></text:p>
      <text:p text:style-name="P2"><text:span text:style-name="T2">留置所全面關閉；捕犬業務回歸動物保護主管機關；收容所根據良好動物福利來管理等制度性或政策性問題，由於縣市首長非常「牛」，似乎已非農委會所能處理。</text:span></text:p>
      <text:p text:style-name="P2"><text:span text:style-name="T2">政治人物忙選舉，但日復一日每天抓進各地留置所與收容所的動物生命權益不能等。因此，我們擬於11月17日（星期二）上午10點，前往行政院表達我們的信念，要行政院召開「縣市首長會議」，責成縣市首長重視人民的訴求，即刻改革。</text:span></text:p>
      <text:p text:style-name="P2"><text:span text:style-name="T2">1. 立即關閉全台流浪犬貓留置所。</text:span><text:span text:style-name="T3"><text:line-break/></text:span><text:span text:style-name="T2">2. 流浪犬貓保護與管理回歸動物保護主管機關、廢止由現行清潔隊捕捉、留置的爛制度。</text:span><text:span text:style-name="T3"><text:line-break/></text:span><text:span text:style-name="T2">3. 流浪動物收容管理透明化，全面提升動物福利。</text:span><text:span text:style-name="T3"><text:line-break/></text:span><text:span text:style-name="T2">4. 中央成立「動物保護處」，縣市比照辦理。貫徹落實動物保護相關事務。</text:span><text:span text:style-name="T3"><text:line-break/></text:span><text:span text:style-name="T2">日期：2009年11月17日（星期二）</text:span><text:span text:style-name="T3"><text:line-break/></text:span><text:span text:style-name="T2">時間：上午10點到12點</text:span><text:span text:style-name="T3"><text:line-break/></text:span><text:span text:style-name="T2">地點：台北市 -- 行政院大門口(忠孝東路中山北路交叉口)</text:span><text:span text:style-name="T3"><text:line-break/></text:span><text:span text:style-name="T2">活動設計：每個人攜帶一面鏡子，象徵「照妖鏡」（大小皆可），自行製作符合上述訴求之標語，例如：</text:span></text:p>
      <text:p text:style-name="P2"><text:span text:style-name="T2">立即關閉全台流浪犬貓留置所！阿門。</text:span><text:span text:style-name="T3"><text:line-break/></text:span><text:span text:style-name="T2">流浪動物收容管理透明化！阿彌陀佛。</text:span><text:span text:style-name="T3"><text:line-break/></text:span><text:span text:style-name="T2">全面提升動物福利！哈利路亞。</text:span><text:span text:style-name="T3"><text:line-break/></text:span><text:span text:style-name="T2">流浪犬貓管理回歸動物保護主管機關！觀音媽。</text:span><text:span text:style-name="T3"><text:line-break/></text:span><text:span text:style-name="T2">廢止清潔隊捕捉流浪狗！。媽祖婆。</text:span><text:span text:style-name="T3"><text:line-break/></text:span><text:span text:style-name="T2">中央立即成立「動物保護處」！明明上帝。</text:span><text:span text:style-name="T3"><text:line-break/></text:span><text:span text:style-name="T2">立即關閉全台流浪犬貓留置所！土地公。</text:span></text:p>
      <text:p text:style-name="P2"><text:span text:style-name="T2">總之，每一訴求之後加上不同宗教信仰的虔誠呼籲。</text:span></text:p>
      <text:p text:style-name="P2"><text:span text:style-name="T2">特別註明：關於集會申請，在自由民主國家，人民集會遊行表達信仰與言論本來是天經地義的事，政府應改保障、保護這樣的自由。但台灣的集會遊行法比較奇怪，除了宗教活動、婚喪喜慶等外，其他各種表達社會改革訴求的遊行都必須事先申請，還要政府「核准」才可以。因此，我們以宗教活動形式辦理。</text:span></text:p>
      <text:p text:style-name="P2"><text:span text:style-name="T2">願意參與這場為流浪犬貓請命、控訴行政首長無心、祈願上述訴求成功，宗教活動的朋友，請以email (eastfree@east.org.tw) 或 傳真 02 2239-7634 或電話報名02-22398105～6。並請註明真實姓名及聯絡電話。</text:span></text:p>
      <text:p text:style-name="P2"><text:span text:style-name="T2">宗教活動主持人：朱增宏 /聯絡人：陳玉梅、劉盈如</text:span></text:p>
      <text:p text:style-name="P2"><text:span text:style-name="T2">發起團體：台灣動物社會研究會、桃園縣推廣動物保護協會、高雄市關懷流浪動物協會、花蓮縣同伴動物協會、中華民國動物福利環保協進會、台中市世界聯合保護動物協會、台灣動物不再流浪協會…（邀請中）</text:span></text:p>
      <text:p text:style-name="P1"><text:span text:style-name="T2">陳真 | 2009.11.12 23:26 | </text:span><text:span text:style-name="T1">#</text:span></text:p>
      <text:p text:style-name="P3"><text:span text:style-name="T2">(續核四公投篇)</text:span></text:p>
      <text:p text:style-name="P3"><text:span text:style-name="T2">核四公投促進會顧名思義就是要求針對核四興建進與否行公投,但民進黨八年執政,它不但不去壓迫它,反倒讓它興建核四預算三級跳!</text:span></text:p>
      <text:p text:style-name="P3"><text:span text:style-name="T2">後來核四公投促進會甚至把核四問題給完全棄置一旁,變成要求 "國會減半" 或是什麼 "誠信立國" 或 "補正公投法" 之類,而且往往是在選舉之間從事,把攻擊箭頭指向國民黨,暗助明助民進黨,但表面上卻說得一副立場超然大公無私,實際上絕非如此.</text:span></text:p>
      <text:p text:style-name="P3"><text:span text:style-name="T2">當初人們捐款給這個組織,是針對核電問題,但它卻掛羊頭賣狗肉,擅自改變成其它議題,而且表面上針對某種超然議題,但實際上卻明顯偏向民進黨.</text:span></text:p>
      <text:p text:style-name="P3"><text:span text:style-name="T2">比方說,這回他們又選在選舉時刻跳出來,說是為了捍衛民主,要 "挑戰國民黨之一黨獨大". 問題是,國民黨之再度取得政權,並且取得壓倒性的國會席次,難道不就是所謂 "神聖的台灣民意" 一票一票給選出來的?!</text:span></text:p>
      <text:p text:style-name="P3"><text:span text:style-name="T2">如果 "民意" 如核四公投促進會向來所歌頌的那般神聖那般偉大,那麼,國民黨之所以佔了國會 75% 以上之席次,不就恰恰是偉大神聖民意之展現?! 這難道不也就是所謂偉大的民主?</text:span></text:p>
      <text:p text:style-name="P3"><text:span text:style-name="T2">民主不就是這樣嗎? 混蛋民進黨執了政,我就算有一千萬個不願意,不也照樣承認他的執政地位;我會用其它的概念去質疑它的各種倒行逆施,但我不會用民主去質疑它存在的正當性,因為這恰恰是一種民主遊戲.</text:span></text:p>
      <text:p text:style-name="P3"><text:span text:style-name="T2">遊戲結果讓我很不爽,我也認了,我不會翻桌說這不是民主,這是一黨獨大,我不會說這是對台灣民意的侮辱.</text:span></text:p>
      <text:p text:style-name="P3"><text:span text:style-name="T2">這樣不是很莫名其妙嗎? 就像賭博,願賭服輸,哪有說賭輸了就說對方是外來政權或獨裁政權,說它侮辱了什麼 "咱台灣郎".</text:span></text:p>
      <text:p text:style-name="P3"><text:span text:style-name="T2">它不就是 "咱台灣郎" 用所謂偉大的民主方式給一票一票選出來的嗎? 它不就是所謂主流民意或神聖民意的展現? 75% 還不夠主流嗎? 難道這 75% 的人口所投的票都不能算數或是都投 "錯" 了,跟 "正確答案" 不一樣,所以這樣的政權是外來政權,是一黨獨大?</text:span></text:p>
      <text:p text:style-name="P3"><text:span text:style-name="T2">相反地,阿扁是靠著國民黨分裂而僅以 39% 的選票取得政權,但在愛台灣人士的嘴裏卻一下膨風成 "全民" 的意志,代表 "全民",不管怎麼惡搞怎麼挑撥族群怎麼鎖國怎麼違法亂紀敗壞整個國家體制怎麼貪贓枉法都是對的,只因它仇視中國人,於是一切就都可以合理化.</text:span></text:p>
      <text:p text:style-name="P3"><text:span text:style-name="T2">合乎我的立場的,就是民主,不合我意的就是鴨霸政權獨裁政權,這叫做民主嗎?</text:span></text:p>
      <text:p text:style-name="P3"><text:span text:style-name="T2">談起人權也一樣,往往就是放在某個 "立場" 架構下來談, 似乎唯有附屬於某種合我心意的立場,人權才有價值,就好像在台灣講西藏人權的大概都不是真的關心西藏, 而只是因為那是敵人幹的壞事,於是我就要故意大聲嚷嚷.</text:span></text:p>
      <text:p text:style-name="P3"><text:span text:style-name="T2">似乎連聖經的話都會被賦予某種 "立場" 架構. 今天如果上帝從天上突然開口講話說兩岸要統一, 恐怕連上帝也會被唾棄.</text:span></text:p>
      <text:p text:style-name="P3"><text:span text:style-name="T2">我一直等著要看陸川的新片 "南京 南京",可惜就在我們個人行動的前一天下片,前後放映僅五天. 我看到某個電影網站之影片介紹底下一堆愛台灣人士的留言,許多人叫罵說:</text:span></text:p>
      <text:p text:style-name="P3"><text:span text:style-name="T2">"我們為什麼要去管什麼南京大屠殺?! 那是他家的事跟我們有什麼關係?!"</text:span></text:p>
      <text:p text:style-name="P3"><text:span text:style-name="T2">有的還說:</text:span></text:p>
      <text:p text:style-name="P3"><text:span text:style-name="T2">"我偏偏就是要崇日怎麼樣, 我才不屑關心什麼南京大屠殺,我倒是很關心西藏新疆的人權, 誰能多告訴我一些西藏人的處境這才重要..."</text:span></text:p>
      <text:p text:style-name="P3"><text:span text:style-name="T2">類似言論隨處可見. 民進黨式的人權觀大概就是這副模樣, 純粹是工具性的, 用來做為一種騙取選票的工具, 自我漂白彰顯自己的工具, 打擊敵人抹黑異己的工具.</text:span></text:p>
      <text:p text:style-name="P3"><text:span text:style-name="T2">人權概念如此,民主概念也一樣,甚至連聖經也膽敢拿來做為愛台灣或 "台灣國" 的工具.</text:span></text:p>
      <text:p text:style-name="P3"><text:span text:style-name="T2">台南市民族路有一所長老教會,上回總總選舉期間,挺綠自不在話下,可怕的是教會門口還掛著一個大布條,上頭竟然寫著: "神愛台灣人!"</text:span></text:p>
      <text:p text:style-name="P3"><text:span text:style-name="T2">幾次想找相機把這精采一幕給拍下,可是後來能拍時布條已移除. 我只聽過神愛世人,沒聽過神愛台灣人這種話.</text:span></text:p>
      <text:p text:style-name="P3"><text:span text:style-name="T2">民進黨或其支持者有個重要特徵就是: 他們顯然把一種事關相對理性不含內在價值的的主張,給當成一種絕對價值或普世價值來膜拜,不願服膺其為真理者便是敵人.</text:span></text:p>
      <text:p text:style-name="P3"><text:span text:style-name="T2">但它卻同時把一些理應是普世價值的東西,例如人權,給當成一種手段或工具在使用.</text:span></text:p>
      <text:p text:style-name="P3"><text:span text:style-name="T2">比方說,李登輝以降之以阿扁為首之綠營勢力,其黑金成份比起國民黨,至少是半斤八兩或有過之無不及. 但為了選舉,今天挺黑金,爭相與之結拜為兄弟,明天便可以馬上以清純形象反起黑金來,指控對手為黑金.</text:span></text:p>
      <text:p text:style-name="P3"><text:span text:style-name="T2">反對美國牛肉一事也一樣,當美國仍是疫區時,邱義仁一通電話就開放美牛進口,當有人批評時,這些批評者如施威全,在當時就被抹黑成 "有心人士",並且大力為這樣的政策護航.</text:span></text:p>
      <text:p text:style-name="P3"><text:span text:style-name="T2">如今,當美國已非疫區,民進黨卻開始說什麼每個人的性命都如此寶貴,絕不能開放. 甚至過幾天便要發起反對美牛進口萬人大遊行.</text:span></text:p>
      <text:p text:style-name="P3"><text:span text:style-name="T2">今天如果外星人來到台灣,目睹這些現象,恐怕會精神分裂. 早上說黑,下午就說成白的了,到了晚上又因為不同需要就又說成黑. 可說毫無信仰,完全是根據某個時空下的現實利益來調整是非價值.</text:span></text:p>
      <text:p text:style-name="P3"><text:span text:style-name="T2">反軍購也是,黨外長久以來就是反軍購的不是嗎? 甚至高唱中國 "無" 威脅論,指控國民黨之強化中共威脅是在欺騙台灣人民. 持有類似論調最明顯的人之一就是謝長廷.</text:span></text:p>
      <text:p text:style-name="P3"><text:span text:style-name="T2">如今形移勢轉,兩岸和解之際,中國卻突然被渲染成多麼可怕多麼可恨多麼恐怖多麼骯髒等等等.</text:span></text:p>
      <text:p text:style-name="P3"><text:span text:style-name="T2">並不是說你的立場或解讀永遠都不能改變,而是說不管你怎麼變,都必須合乎理性,都必須能講出一些道理來,不能早上說某種人事物多麼良善多麼優秀,中午卻突然說那是萬惡的毒素毒瘤,到了晚上又是另一種說法.</text:span></text:p>
      <text:p text:style-name="P3"><text:span text:style-name="T2">當一種說法可以隨時且任意地調整時,意味著這事實上並不是一種說法,而只是一種騙術,講好聽就是一種說詞,一種藉口.</text:span></text:p>
      <text:p text:style-name="P3"><text:span text:style-name="T2">就好像王永慶在黨外時期簡直就被說成是個邪惡得不得了的人渣,危害台灣甚鉅,是製造污染的魔頭,後來又改口說他是台灣人民的大恩人,是經營之神等等.</text:span></text:p>
      <text:p text:style-name="P3"><text:span text:style-name="T2">總之,一個人不管是要幹些什麼,千萬別去附和任何一個政黨的任何動員,只有落後國家沒水準的人民才會被政黨所動員做為一種工具.</text:span></text:p>
      <text:p text:style-name="P3"><text:span text:style-name="T2">你要抗議,就自己去抗議,你要遊行就自己去遊行,凡是由政黨動員的任何活動都不值得支持,就好像任何詐騙集團的活動都不值得支持一樣.</text:span></text:p>
      <text:p text:style-name="P3"><text:span text:style-name="T2">一樣是騙子,但卻有大有小,有些大騙子之荒唐與毫無信仰,實在令人嘆為觀止.</text:span></text:p>
      <text:p text:style-name="P3"><text:span text:style-name="T2">我過去以為阿扁是最壞的一種政客類型,這幾年我慢慢修正這個看法,呂蘇謝及現在這位女主席,我看早已後來居上. 阿扁之壞,似乎已不足為觀.</text:span></text:p>
      <text:p text:style-name="P1"><text:span text:style-name="T2">良哲 | 2009.11.12 21:25 | </text:span><text:span text:style-name="T1">#</text:span></text:p>
      <text:p text:style-name="P2"><text:span text:style-name="T2">關於林希翎，我也是在陳真先前的留言中才曉得此人。今天在錢理群的《拒絕遺忘─"1957年學"研究筆記》裡頭，看到有一章是〈林希翎：永遠的反對派──兼論"五‧一九民主運動"的國際背景與主要訴求，以及"右派"精神與性格〉，才知道這位被國共民先後拒絕的永遠的反對派的事。</text:span></text:p>
      <text:p text:style-name="P1"><text:a xlink:type="simple" xlink:href="http://palinfo.habago.org/mt-comments.cgi?__mode=red&amp;id=19010"><text:span text:style-name="T1">柳春春阿忠</text:span></text:a><text:span text:style-name="T2"> | 2009.11.12 00:33 | </text:span><text:span text:style-name="T1">#</text:span></text:p>
      <text:p text:style-name="P3"><text:span text:style-name="T2">大會報告，</text:span><text:span text:style-name="T3"><text:line-break/></text:span><text:span text:style-name="T2">截至2009年11月11日為止，共計有八人次捐款，捐款總金額為NT$8,372 支出總金額為NT$1,308 目前節餘為NT$7,064。請點選上方，你能做什麼。頁面下方有詳細的收支明細。</text:span></text:p>
      <text:p text:style-name="P1"><text:span text:style-name="T2">陳真 | 2009.11.11 03:42 | </text:span><text:span text:style-name="T1">#</text:span></text:p>
      <text:p text:style-name="P2"><text:span text:style-name="T2">我是核四公投促進會最早創會時期的核心成員,從南到北,無役不與,但現在就算走一天給我十萬塊也不會參加.</text:span></text:p>
      <text:p text:style-name="P2"><text:span text:style-name="T2">我太了解這樣一個組織之定位及屬性, 它本身並不極端,但基本上仍不脫愛台灣陣營. 或明或暗地以所謂國族主義為某種核心價值,跟民主自由扯不上關係,甚且背道而馳. 他們嘴巴上所推崇的,跟實際上心裏所信奉的,並不十分一致.</text:span></text:p>
      <text:p text:style-name="P2"><text:span text:style-name="T2">許多成員或基本支持者,只要是 "獨" ,只要反中,只要對中國不利,就是民意,就是全民心願,就是愛台灣,就是民主,不管怎麼胡搞都是對的,就算不擇手段胡作非為顛倒是非也還是對的.</text:span></text:p>
      <text:p text:style-name="P2"><text:span text:style-name="T2">基本上是一種以立場為依歸而非以是非善惡或普世價值為依歸的右傾團體. 不是根據是非善惡,不是根據理性在看待人事物,而是根據立場根據血統根據某種幫派思維或政黨屬性.</text:span></text:p>
      <text:p text:style-name="P2"><text:span text:style-name="T2">其支持者經常包括那些品性極差的綠營政客,以反中愛台灣等極右思維炒作選舉的一些混蛋. 甚至品性差勁到去偷對手的病歷來公布,彷彿對手即將不久於人世,例如林佳龍.</text:span></text:p>
      <text:p text:style-name="P2"><text:span text:style-name="T2">不過,只要你是我們這一 "國" 的 (台灣國),只要你立場與我們一致,誰管你什麼品性,誰管你什麼是非善惡,更不用說什麼理性.</text:span></text:p>
      <text:p text:style-name="P2"><text:span text:style-name="T2">這一切,實在與什麼民主人權或自由主義絲毫扯不上邊,而且本質上背道而馳.</text:span></text:p>
      <text:p text:style-name="P2"><text:span text:style-name="T2">今天如果是民進黨執政,不管阿扁或任何一個綠營掌權者怎麼惡搞似乎都 ok, 都是民主,都是愛台灣,都是民意的展現. 但我實在想不透,究竟會有什麼理由,所謂愛與正義公理等等 "必然" 且 "只能" 跟某一種立場連結而不可能跟另外一種立場連結?</text:span></text:p>
      <text:p text:style-name="P2"><text:span text:style-name="T2">有什麼理由這樣的立場就是愛台灣,與之想法不同的另一種立場就是賣台就是台奸? 我實在無法理解這樣一種低能反智的民主自由與人權. 這其實不折不扣就是法西斯,只允許某種思維取得唯一的正當性,想法不同者則予以妖魔化,打成敵人,扣予各種充滿法西斯思維的大帽子.</text:span></text:p>
      <text:p text:style-name="P2"><text:span text:style-name="T2">如果主張台獨者這麼偉大,那麼,主張統一的人難道不也一樣偉大? 不也一樣是基於某種正面理性且善意的考量與分析? 如果鎖國政策可以如此執行,為什麼另一種政策當它也如此執行時,就成為賣台反民主殘害台灣人等等滔天罪行?</text:span></text:p>
      <text:p text:style-name="P2"><text:span text:style-name="T2">林義雄及高俊明等極少數人,人品毋庸置疑,但人品之高潔並不意味著其思想言行合乎理性或合乎道德. 就好像我也從來都不懷疑希特勒的人品,他清廉自持且善待動物,甚至還是個素食者,其愛國情操及德意志意識更是澎湃得很驚人,但問題也恰恰就出在後面這樣一些以愛為名之國族意識或種族意識,使他製造了人類史上最大的災難之一.</text:span></text:p>
      <text:p text:style-name="P2"><text:span text:style-name="T2">黨外時期,我只要聽到什麼中華民國或什麼炎黃子孫中華兒女就想吐,你若不去愛這樣一些政治圖騰或對之稍有不敬,你就是數典忘祖,你就是侮辱了你身上的高貴血液等等, 眾人便群起而攻之.</text:span></text:p>
      <text:p text:style-name="P2"><text:span text:style-name="T2">過去這十年則是一聽到什麼 "愛台灣" 或 "台灣咱的母親" 之類的論調也是很想吐, ,你若不去愛這樣一些政治圖騰或對之稍有不敬,你就是台奸,你就是賣台,你就是敵人, 眾人便群起而攻之.</text:span></text:p>
      <text:p text:style-name="P2"><text:span text:style-name="T2">從愛中華到愛台灣,兩者表面相斥,實則異卵雙生,有著完全一模一樣的法西斯思維與本質,立場至上,血統第一,不但無意講理,而且根據立場與血統來區分敵我.</text:span></text:p>
      <text:p text:style-name="P2"><text:span text:style-name="T2">台灣實在很可憐,送走了一個法西斯,來了另一個更猛的法西斯,全在一模一樣的思維與心態上打轉而無絲毫進步,製造出來的痛苦指數不降反升.</text:span></text:p>
      <text:p text:style-name="P2"><text:span text:style-name="T2">今天你若大罵國民黨或大罵馬英九,完全 ok, 你根本不用擔心會招來什麼禍端,但你批評綠營思維試試看,各種陰暗的制裁馬上就會降臨.</text:span></text:p>
      <text:p text:style-name="P2"><text:span text:style-name="T2">也因此,我這類言論一概是嚴重縮水的,自我設限言論尺度只剩約兩成,另外八成我只能私下關起門來議論,或是寫一寫趕緊刪掉.</text:span></text:p>
      <text:p text:style-name="P2"><text:span text:style-name="T2">台灣真的很可悲,過去在黨外雜誌上我可以大罵蔣介石蔣經國,現在卻連批評一下某種 "思維" 都得小心翼翼躲躲閃閃,以免被習於匿名替天行道的愛台灣人士所糟蹋折磨.</text:span></text:p>
      <text:p text:style-name="P2"><text:span text:style-name="T2">陳真</text:span></text:p>
      <text:p text:style-name="P2"><text:span text:style-name="T2">============</text:span><text:span text:style-name="T3"><text:line-break/></text:span><text:span text:style-name="T2">苦行救台灣 要讓馬看到</text:span></text:p>
      <text:p text:style-name="P2"><text:span text:style-name="T2">更新日期:2009/11/09 04:09</text:span></text:p>
      <text:p text:style-name="P2"><text:span text:style-name="T2">自由時報</text:span></text:p>
      <text:p text:style-name="P2"><text:span text:style-name="T2">〔記者李欣芳、陳璟民／綜合報導〕人民作主運動推動的千里苦行獲各界響應，立委田秋堇的母親田孟淑（田媽媽）也坐輪椅同行，她強調，民主自由不會從天上掉下來，人民必須挺身爭取，人民作主運動展現「無聲的力量是最大的力量」的精神，要讓馬政府聽到、看到人民的不滿。</text:span></text:p>
      <text:p text:style-name="P2"><text:span text:style-name="T2">對馬政府不滿 累積能量</text:span></text:p>
      <text:p text:style-name="P2"><text:span text:style-name="T2">前總統府副秘書長林佳龍從台中帶五十人加入苦行行列，他指出，這次的苦行，是累積人民對馬政府不滿的能量，他強調，無論執政者如何剝奪人民的公投作主權、剝奪人權，台灣民眾都要站出來，「大家歡喜走，走出台灣路！」</text:span></text:p>
      <text:p text:style-name="P2"><text:span text:style-name="T2">國共黑箱計畫 無視民意</text:span></text:p>
      <text:p text:style-name="P2"><text:span text:style-name="T2">前副總統呂秀蓮昨從龍山寺出發參與苦行，她從萬華地區一路走到西門町的武昌街與康定路口附近約四十分鐘，因另有演講行程先行離去，途中受訪表示，國共秘密推動包括經濟合作協議在內的三三三計畫，完全違反人民作主，馬政府與對岸的協商事先也未經台灣人民同意，她很高興前民進黨主席林義雄發起人民作主運動，呼籲全民共同響應千里苦行活動，也期盼馬英九對人民的聲音聽得進去。</text:span></text:p>
      <text:p text:style-name="P2"><text:span text:style-name="T2">北上參與苦行的民進黨前秘書長李應元說，這次參與苦行的人數比以往還多，民眾的熱情響應，與馬政府加速兩岸協商，以及台美牛肉進口談判引發的人民不滿有關，透過要求台美重啟談判的公投連署，民間團體消基會與主婦聯盟等都站出來，顯示公投的實踐已生活化，台灣民眾更要藉苦行展現人民的意志。</text:span></text:p>
      <text:p text:style-name="P2"><text:span text:style-name="T2">田孟淑強調，人民作主運動展現「無聲的力量是最大的力量」的精神，跟印度聖雄甘地帶領印度人民，以非武力、靜坐、談判等方式，最終成功脫離英國殖民而獨立一樣。</text:span></text:p>
      <text:p text:style-name="P2"><text:span text:style-name="T2">她抨擊，國民黨、馬英九政府執政以來，一點都未傾聽、尊重台灣人民的意見，一邊無視中國上千枚飛彈的威脅，執意向中國傾斜靠攏，一邊不顧國人身體健康向美國無條件投降，「只差美國牛糞牛尿沒進口」，令人納悶馬英九是否被美國人抓住把柄，才會甘於喪權辱國。</text:span></text:p>
      <text:p text:style-name="P2"><text:span text:style-name="T2">田媽媽坐輪椅 堅持苦行</text:span></text:p>
      <text:p text:style-name="P2"><text:span text:style-name="T2">田孟淑表示，馬政府傾中媚美，欺負台灣人民，踐踏台灣土地，台灣母親到了受脅迫、被強暴的地步，台灣兒女如果不挺身救母，怎麼行？她說，台灣人民必須自己發聲，外界才會知道我們的想法，希望國人不分族群、先來後到及男女老少，都站出來響應人民作主運動。</text:span></text:p>
      <text:p text:style-name="P1"><text:a xlink:type="simple" xlink:href="http://palinfo.habago.org/mt-comments.cgi?__mode=red&amp;id=19004"><text:span text:style-name="T1">柳春春阿忠</text:span></text:a><text:span text:style-name="T2"> | 2009.11.09 17:05 | </text:span><text:span text:style-name="T1">#</text:span></text:p>
      <text:p text:style-name="P3"><text:span text:style-name="T2">大會報告，11月份站樁公告已貼出。日期為11/28下午3時至5時10分。</text:span><text:span text:style-name="T3"><text:line-break/></text:span><text:span text:style-name="T2">曾經動念想來一起站的各位，請空出這天下午時間來站樁吧。</text:span><text:span text:style-name="T3"><text:line-break/></text:span><text:span text:style-name="T2">從沒站樁過、有任何疑問的，歡迎來電詢問連絡人：鄭志忠。</text:span><text:span text:style-name="T3"><text:line-break/></text:span></text:p>
      <text:p text:style-name="P1"><text:span text:style-name="T2">陳真 | 2009.11.08 16:18 | </text:span><text:span text:style-name="T1">#</text:span></text:p>
      <text:p text:style-name="P2"><text:span text:style-name="T2">李文忠與我年紀相彷,相差在三歲之間,但在政治資歷上卻只是我的小老弟. 二十幾年前我大約唸大三時與他認識,他那時似乎才剛 "覺醒",剛加入黨外圈子.</text:span></text:p>
      <text:p text:style-name="P2"><text:span text:style-name="T2">他當時很有 "理想",但我必須給這些所謂 "理想" 打個引號,因為那只是嘴巴上說說而已. 而且不出幾年,民進黨開始壯大之後,連嘴巴都不說了.</text:span></text:p>
      <text:p text:style-name="P2"><text:span text:style-name="T2">比方說過去李文忠反軍購,後來當立委卻長期為軍購大力護航,過去反對什麼消費主義,傾向社會主義,支持消費者運動,支持弱勢者等等,有一陣子還常寄相關資料給我,要跟我討論如何實踐,而這一切所謂理想,盡皆成為過往雲煙.</text:span></text:p>
      <text:p text:style-name="P2"><text:span text:style-name="T2">不過,不能把李文忠類比為比他更晚出道好幾年的羅文嘉.李文忠基本上仍值得一點尊敬(我指的是當他沒有當官或擔任民代時),羅文嘉則根本不值得一提.</text:span></text:p>
      <text:p text:style-name="P2"><text:span text:style-name="T2">選舉本身不是我要談的,我要談的一直是任何一個詐騙集團的手法及詐騙一事之本質,或者說,我要談的一直是如何看待人事物之良莠.</text:span></text:p>
      <text:p text:style-name="P2"><text:span text:style-name="T2">看一個人好壞,從來都不是看他有沒有前科,世上幾個人渣會有前科呢? 看一個人的好壞,只能從那些最微小之處甚至是從一個眼神一個皺眉來判斷,準確率絕對高達 100%.</text:span></text:p>
      <text:p text:style-name="P2"><text:span text:style-name="T2">至於如何個判斷法,很難形諸文字,但若非要用文字來描述,簡單可以從一些例子來說明. 比方說,民進黨執政下,當你提到某對父女因為貧窮而自殺,你對此感到可悲時,某個人就跑出來說你唱衰台灣,說你鼓勵大家自殺以便能唱衰台灣.</text:span></text:p>
      <text:p text:style-name="P2"><text:span text:style-name="T2">你聽了一頭霧水之餘,不用懷疑,像這樣一種人就是人渣. 因為他不是不懂中文,他只是故意要混淆故要抹黑要栽贓.</text:span></text:p>
      <text:p text:style-name="P2"><text:span text:style-name="T2">再比方說,當你説大陸四川大地震某些受難者很有勇氣時,有人就跳出來說你捧中國人,唾棄台灣人.你聽了一頭霧水之餘,不用懷疑,像這樣一種人就是人渣. 因為他不是不懂中文,他只是故意要混淆故要抹黑要栽贓.</text:span></text:p>
      <text:p text:style-name="P2"><text:span text:style-name="T2">或者比方說,你反對因為一個三十幾年的舊案而把一個素行良好普遍為人所尊敬的七十幾歲老人終生監禁,就連當年受害者都再三要求撤銷控訴,連當年法官檢察官都承認該案之審理夾帶強烈偏見與惡意.</text:span></text:p>
      <text:p text:style-name="P2"><text:span text:style-name="T2">但卻有人跑出來說你不再愛台灣了,連兒童也不愛了,竟然連兒童也要傷害,竟然成為兒童強姦犯的保護者.</text:span></text:p>
      <text:p text:style-name="P2"><text:span text:style-name="T2">你聽了一頭霧水之餘,不用懷疑,像這樣一種人就是人渣. 因為他不是不懂中文,他只是故意要混淆故要抹黑要栽贓.</text:span></text:p>
      <text:p text:style-name="P2"><text:span text:style-name="T2">或者再比方說,你批評台灣醫學生在網路上匿名對有名有姓者進行人身攻擊,只因為對方本人或對方有子女在波蘭習醫. 你並反駁那些把波蘭醫學院批評得一文不值的人,因為事實上根據WHO(世界衛生組織的排名),波蘭醫學院的水平與美國醫學院的水平之世界排名都是五十幾名,而台灣因為不是一個國家,沒列入排名.可見波蘭醫學院並不差,至少與台灣醫學院不相上下或甚至有過之無不及.</text:span></text:p>
      <text:p text:style-name="P2"><text:span text:style-name="T2">結果一堆匿名者就開始哭爸哭母,罵你如何如何之餘,還裝模作樣地說你為什麼說波蘭醫學院是零缺點. 可是,你根本不可能會說哪個醫學院零缺點. 當你聽了一頭霧水之餘,不用懷疑,像這樣一種人就是人渣. 因為他不是不懂中文,他只是故意要混淆故要抹黑要栽贓.</text:span></text:p>
      <text:p text:style-name="P2"><text:span text:style-name="T2">或者哪一天,你知道你某天認識的某個人原來是個角頭,三十幾年前曾經殺過另一個角頭. 這時,有人為了選舉,就跳出來指控你是黑道的保護人. 萬一你的鄰居也曾跟你握過手,那個鄰居當然也就變成擁護黑道的幕後黑手.</text:span></text:p>
      <text:p text:style-name="P2"><text:span text:style-name="T2">你聽了一頭霧水之餘,不用懷疑,像這樣一種人就是人渣. 因為他不是不懂中文,他只是故意要混淆故要抹黑要栽贓.</text:span></text:p>
      <text:p text:style-name="P2"><text:span text:style-name="T2">這樣一種抹黑有著一種非常卑鄙的心機就是: 抹黑者認為旁觀者全是白癡,因此他以為只要他這樣近乎無厘頭地亂扯亂抹黑一通,旁觀者就會唾棄你.</text:span></text:p>
      <text:p text:style-name="P2"><text:span text:style-name="T2">看一個人的好壞,絕不是看他所做的好事或壞事的大小,而是看他做任何一件事所隱含的心機或心思為何. 是那些看不見也摸不著的心機才足以看出一個人的好壞.</text:span></text:p>
      <text:p text:style-name="P2"><text:span text:style-name="T2">阿扁案子爆發後,李文忠一方面在某些場合反扁,但是一到了選舉,就趕緊請阿扁來站台助選. 當阿扁在選舉台上高舉李文忠的雙手,而且拍胸脯保證李文忠是多麼優秀的候選人,呼籲選民支持時,難道我能因此指控李文忠原來是個貪污共犯,因為大貪污者高舉著他的手並且為他做品質擔保!</text:span></text:p>
      <text:p text:style-name="P2"><text:span text:style-name="T2">我若這樣指控,那我其實就是把各位當成白痴,並且懷著一種很卑鄙的心機,以為我只要稍微在言語之間轉個彎,給它扭曲一下,我就能 "製造" 出一種壞印象,讓大家唾棄你. 我若有這樣一種心機,即便我每年都獲得好人好事獎的表揚,我依然是個人渣.</text:span></text:p>
      <text:p text:style-name="P2"><text:span text:style-name="T2">台灣不管藍綠,長久以來都與黑道或地方角頭競相掛勾,甚至視為選舉成敗關鍵,平常更是哥倆好一對寶,根本不分你我. 這也就是為什麼馬英九寧可選舉落敗也不願再提名地方角頭的原因.</text:span></text:p>
      <text:p text:style-name="P2"><text:span text:style-name="T2">國民黨至少是想朝著改革的方向走,民進黨卻迅速向角頭或黑道靠攏,特別是民進黨當政那八年,黑道更是總統府的座上賓. 特別是選舉一到,各地角頭或黑道更是候選人爭相拉攏的對象.</text:span></text:p>
      <text:p text:style-name="P2"><text:span text:style-name="T2">這難道不是每個台灣人理應心知肚明的一種普通常識,但現在李文忠為了要競選南投縣長,卻突然變得如此清純如此正義凜然到簡直如聖人一般,連黑道或角頭的手都不願意握,因為只要一握就會變成黑道的代言人或擁護者.</text:span></text:p>
      <text:p text:style-name="P2"><text:span text:style-name="T2">這樣一些握過黑道的骯髒雙手,如果馬英九又握到你的手,馬英九也會變成黑道的代言人. 這樣一種心機,難道你真看不出來其邪惡與深沉?</text:span></text:p>
      <text:p text:style-name="P2"><text:span text:style-name="T2">我不認為李文忠是個人渣,但他長期在政治圈中打滾,這樣一個李文忠跟我認識二十多年的那個李文忠,顯然已經變得很不一樣. 這些人似乎已經很習慣藉著抹黑來取代論述的台灣文化,久入鮑魚之肆而不覺其臭. 可是,午夜夢迴之餘,難道不會覺得很可悲,怎麼自己原本好好一個人卻會變成這副德性?</text:span></text:p>
      <text:p text:style-name="P2"><text:span text:style-name="T2">選舉就像一種災難,不斷教育下一代一種非常不好的品性,讓他們以為這就是所謂競爭,以為抹黑鬥臭就是一種論述,以為對付異己或對付競爭對手任何手段都可以採用,都可以被合理化.</text:span></text:p>
      <text:p text:style-name="P2"><text:span text:style-name="T2">黨外時期,國民黨很喜歡抹黑,高醫校園內外就曾出現過許多抹黑我的傳單,比方說把我畫成一條狗,舉著 "人權" 的牌子,脖子上被一個滿臉橫肉叼著雪茄的黑道人士用鐵鍊牽著.</text:span></text:p>
      <text:p text:style-name="P2"><text:span text:style-name="T2">最荒謬的是說我經營私娼館,跟一群黑道嘴裏喊民主喊支持弱勢者,手裏卻不停數鈔票. 這一切抹黑的圖文或耳語,若編輯成書,恐怕厚厚一本如電話冊那麼厚.</text:span></text:p>
      <text:p text:style-name="P2"><text:span text:style-name="T2">大學畢業二十周年,今年聽說要辦高醫同學會,幾個同學打電話來邀請出席. 我說我不會去. 但不去的原因我沒說,原因之一是我同班七年,全班一百六十個同學中我至今只認識二十幾個,其他人我甚至喊不出名字.</text:span></text:p>
      <text:p text:style-name="P2"><text:span text:style-name="T2">在那樣一個年代,封閉的高醫校園中,做為一個黨外人士,就跟做為一個痲瘋病患是一樣的,人們對你避之唯恐不及,而且在一片抹黑的環境中,連開私娼寮這種抹黑言論都會有人相信,你還有可能有機會去認識各位同學嗎?</text:span></text:p>
      <text:p text:style-name="P2"><text:span text:style-name="T2">難道你要逢人就說沒有,我沒開過娼館;沒有,我沒有跟黑道包娼包賭包工程數鈔票,事實上我長年喝水龍頭生開水,一天連吃一餐的錢都沒有,數年沒錢買瓦斯洗熱水澡; 真正跟黑道在一起包娼包賭包工程數鈔票的是各位認為大有為政府的那個黨.</text:span></text:p>
      <text:p text:style-name="P2"><text:span text:style-name="T2">在那樣一個一人面對千夫指的高醫環境,我有可能這樣跟同學說話然後互相認識嗎? 有可能嗎?</text:span></text:p>
      <text:p text:style-name="P2"><text:span text:style-name="T2">我還記得剛進校園不久的某一天,我一個人在高醫餐廳發傳單,中午用餐時間人潮洶湧. 有人拿了傳單就揉成一團,朝我臉上丟過來. 接著我突然感到背後脖子一陣滾燙,有個學生把一碗熱湯朝我後背脖子處倒. 我驚嚇之餘,忙著想擦掉那些熱湯,於是弄翻了手上整疊傳單.</text:span></text:p>
      <text:p text:style-name="P2"><text:span text:style-name="T2">讓我一直記得的是當時不但沒有人過來幫我,而且竟從用餐人群中傳出彷彿大快人心的笑聲.</text:span></text:p>
      <text:p text:style-name="P2"><text:span text:style-name="T2">這樣一種充滿極端誤解的環境,我有可能認識多少同班同學呢?</text:span></text:p>
      <text:p text:style-name="P2"><text:span text:style-name="T2">幾年後,民進黨慢慢受歡迎了,校園情況也隨著改善,在許多同學的心目中我突然大翻盤,變成一個道德崇高充滿理想的人格者,但我其實也不知道如何隨著大環境政治是非之起伏去與人交往,因為會誤解你的,事實上便會永遠誤解,因為他不知道如何看待人事物之良莠. 同樣地,那些不會誤解你的,不管外在訊息或外在是非如何改變定義,他都永遠不可能誤解你.</text:span></text:p>
      <text:p text:style-name="P2"><text:span text:style-name="T2">國民黨帶來一種抹黑文化,讓我萬萬沒想到的是我用青春血淚做為代價參與創立的民進黨,卻不但繼承了這樣一種抹黑文化,而且還發揚光大之,甚至青出於藍. 並且靠這樣一種選舉手法,打下一大片江山.</text:span><text:span text:style-name="T3"><text:line-break/><text:line-break/></text:span><text:span text:style-name="T2">陳真</text:span></text:p>
      <text:p text:style-name="P2"><text:span text:style-name="T2">===============</text:span><text:span text:style-name="T3"><text:line-break/></text:span><text:span text:style-name="T2">百里侯／李文忠出招！　找被江欽良槍殺的張坤保女兒站台</text:span></text:p>
      <text:p text:style-name="P2"><text:span text:style-name="T2">更新日期:2009/11/07 16:26 政治中心／台北報導</text:span></text:p>
      <text:p text:style-name="P2"><text:span text:style-name="T2">民進黨南投縣長候選人李文忠指控對手李朝卿以及行政院長吳敦義，與黑道角頭江欽良來往，沒想到民進黨草屯鎮黨部主委黃文君跳出來說，「李文忠曾經尋求江欽良支持」，被倒打一大巴掌。李文忠今（7）日再出招，找來20多年前被江欽良槍殺的彰化地方角頭張坤保的女兒站台力挺。</text:span></text:p>
      <text:p text:style-name="P2"><text:span text:style-name="T2">媒體爆料，指吳敦義偕同家人在去年底立委任內跟黑道人士出遊，且不避諱的安排江欽良特見等，引發綠營對吳敦義的抨擊。對於外界指證歷歷，吳揆6日上午召開記者會要求爆料的李文忠在3天內提出證據，如果能證實他的峇里島之行，有安排砂石場、投縣議會正副議長相關事宜，他願意下台辭職。</text:span></text:p>
      <text:p text:style-name="P2"><text:span text:style-name="T2">在吳敦義記者會後，江欽良也召開記者會，他首先為了20多年前所犯的錯卻引起社會困擾，深深向大眾鞠躬道歉，江欽良指出，關於這次選舉「我心裡很難過，不知道台灣的選舉已經變成是非不分了，因為這件事傷害這麼多無辜的人。」</text:span></text:p>
      <text:p text:style-name="P2"><text:span text:style-name="T2">而當江欽良正在召開記者會同時，民進黨草屯鎮黨部主委黃文君突然出現在會場，並且證實就是她居中牽線，安排李文忠與江欽良見面。這個舉動惹火民進黨南投縣黨部，開記者會與她切割，並且送交公文到黨中央，要求開除她的黨籍。</text:span></text:p>
      <text:p text:style-name="P2"><text:span text:style-name="T2">對於黃文君倒戈造成的傷害，李文忠今日成立競選總部時，特地找來20多年前被江欽良槍殺的彰化地方角頭張坤保的女兒張靜芳站台力挺。</text:span></text:p>
      <text:p text:style-name="P2"><text:span text:style-name="T2">==================</text:span><text:span text:style-name="T3"><text:line-break/></text:span><text:span text:style-name="T2">李文忠嗆馬︰舉起黑道的手</text:span></text:p>
      <text:p text:style-name="P2"><text:span text:style-name="T2">更新日期:2009/11/08 04:09</text:span></text:p>
      <text:p text:style-name="P2"><text:span text:style-name="T2">〔記者陳信仁／南投報導〕民進黨縣長候選人李文忠南投市競選總部昨天成立，李文忠緊抓著國民黨跟黑道的議題猛攻，強烈抨擊馬總統聲稱要斷絕黑金，卻提名與黑金糾葛不清的候選人，馬英九如果在造勢會場舉起李朝卿的手，就代表舉起黑道江欽良的手！</text:span></text:p>
      <text:p text:style-name="P2"><text:span text:style-name="T2">不讓南投變黑道故鄉</text:span></text:p>
      <text:p text:style-name="P2"><text:span text:style-name="T2">李文忠昨天下午成立南投市競選總部，包括高雄縣長楊秋興、立委蔡煌瑯、前立委林濁水、蕭美琴、王世勛、前南投縣長林宗男等人均前來站台，演講者不約而同疾呼「不要讓南投縣成為黑道的故鄉」，全場近兩千名支持者揮旗激情呼應，氣氛相當熱烈。</text:span></text:p>
      <text:p text:style-name="P2"><text:span text:style-name="T2">=============</text:span><text:span text:style-name="T3"><text:line-break/></text:span><text:span text:style-name="T2">黃文君再次說明 李文忠於夜市見江欽良</text:span></text:p>
      <text:p text:style-name="P2"><text:span text:style-name="T2">更新日期:2009/11/08 13:35 民進黨南投縣長參選人李文忠緊咬行政院長吳敦義、南投縣長李朝卿，與黑道大哥「江欽良」同遊峇里島；不過，民進黨草屯鎮黨部主委黃文君卻與江欽良一起對外說明，李文忠曾經尋求江欽良支持。到底真相如何？李文忠堅決否認，而黃文君則再次說明，李文忠江欽良曾在夜市服務台交談，約兩杯飲料的時間。</text:span></text:p>
      <text:p text:style-name="P2"><text:span text:style-name="T3"><text:line-break/></text:span><text:span text:style-name="T2">（張文祿報導）</text:span></text:p>
      <text:p text:style-name="P2"><text:span text:style-name="T3"><text:line-break/></text:span><text:span text:style-name="T2">民進黨南投縣長提名參選人李文忠緊咬吳敦義院長、李朝卿縣長與「江欽良」同遊峇里島，炒熱南投縣長選情，不料，民進黨草屯鎮黨部主委黃文君卻與江欽良同台，說明李文忠曾經尋求江欽良支持，惹得民進黨中央要對黃文君開鍘，黃文君對於連日來的演變，質疑黨部背後有隻黑手，在操弄南投地方惡鬥。</text:span></text:p>
      <text:p text:style-name="P2"><text:span text:style-name="T3"><text:line-break/></text:span><text:span text:style-name="T2">黃文君也再次說明，李文忠曾經在夜市服務台，與江欽良坐下來交談，時間約兩杯飲料的時間。而草屯鎮黨部也緊急換鎖，將黃文君拒於門外，黃文君強調，選舉是一時的，地方和諧是永遠的。</text:span></text:p>
      <text:p text:style-name="P2"><text:span text:style-name="T2">而李文忠在車隊掃街時，則重申有朋友要介紹他認識江欽良，被他拒絕。</text:span></text:p>
      <text:p text:style-name="P2"><text:span text:style-name="T2">================</text:span></text:p>
      <text:p text:style-name="P2"><text:span text:style-name="T2">綠主委：李文忠曾拜託江欽良支持</text:span></text:p>
      <text:p text:style-name="P2"><text:span text:style-name="T2">更新日期:2009/11/06 17:57 黃茂松</text:span><text:span text:style-name="T3"><text:line-break/></text:span><text:span text:style-name="T2">這幾天被李文忠爆料，指稱黑道的江欽良終於出面，他說過去陳水扁和蘇貞昌，到南投夜市造勢，他出錢出力，為何那時沒說他是黑道，卻在他轉而支持李朝卿連任時抹黑他，認為是他拒絕支持李文忠才會這樣，民進黨草屯鎮黨部主委黃文君，也意外出現在江欽良記者會上，證實李文忠曾經拜會江欽良，不過李文忠否認，李文忠說江欽良是什麼「咖」，街頭碰上怎能說是拜託尋求支持。</text:span></text:p>
      <text:p text:style-name="P2"><text:span text:style-name="T2">立委邱毅：「李文忠本人有找過你？」江欽良：「都李文忠本人，現在我表態支持李朝卿，他現在就說我黑道，你陳水扁也好，蘇貞昌，你們來南投也是來我這，都來我的場(夜市)造勢，晚會也是我贊助，我幫你辦，那時你們為何不說我是黑道？」</text:span></text:p>
      <text:p text:style-name="P2"><text:span text:style-name="T2">被李文忠一口咬定，是黑道的江欽良，說李文忠曾經拜託他，支持他選南投縣長，但李文忠否認，不過就在江欽良的記者會上，民進黨草屯鎮黨部主委黃文君卻意外現身，證實李江2人曾在夜市見過面。民進黨草屯鎮黨部主委黃文君：「李文忠曾拜託我帶他去夜市找江董，見過面，他們也曾經握過手。」</text:span></text:p>
      <text:p text:style-name="P2"><text:span text:style-name="T2">主委這番話等於替江欽良背書，變成李文忠自打嘴巴，難不成真的如同江欽良想的一樣，因為支持對象不是他而是李朝卿，才會爆料他是黑道？</text:span></text:p>
      <text:p text:style-name="P2"><text:span text:style-name="T2">李文忠：「有跟江先生(在夜市)不期而遇，我知道這個人，可是我不認識這個人，那如果說有跟他不期而遇，有客套、有寒暄，他可以扭曲成我是專程去尋求他的支持，然後被拒絕所以惱羞成怒，那麼講他是黑道，那這個太可笑了吧，那是什麼咖啊。」</text:span></text:p>
      <text:p text:style-name="P2"><text:span text:style-name="T2">李文忠說就算在夜市見過面、握過手，也不能算是專程拜託江欽良支持，更否認找主委黃文君引薦，江欽良和李文忠，誰說的才是事實，讓人愈聽愈模糊。</text:span><text:span text:style-name="T3"><text:line-break/></text:span></text:p>
      <text:p text:style-name="P1"><text:span text:style-name="T2">懷軒 | 2009.11.07 01:32 | </text:span><text:span text:style-name="T1">#</text:span></text:p>
      <text:p text:style-name="P3"><text:span text:style-name="T2">前天收到小心轉貼給我的新聞，裡面有動研會的相關聯結。</text:span></text:p>
      <text:p text:style-name="P3"><text:span text:style-name="T2">326鄉鎮集體虐狗 立委怒譴</text:span></text:p>
      <text:p text:style-name="P3"><text:span text:style-name="T2">更新日期：2009/11/04 14:23</text:span><text:span text:style-name="T3"><text:line-break/><text:line-break/></text:span><text:span text:style-name="T2">【台灣醒報記者賴宥霖報導】台灣326鄉鎮集體虐待動物！「台灣動物社會研究會」經過三年調查台灣326個鄉鎮的收容所及置留所情況，發現全台約九十多萬隻流浪犬、貓遭到慘無人道的對待，不僅沒有食物、飲水，住處還滿是陳年糞水，任其自生自滅，犬隻遺留的枯骨讓人怵目驚心，立委田秋堇、高志鵬譴責，「這是大人對生命教育最壞的示範！」並當場要求農委會限期改善。</text:span></text:p>
      <text:p text:style-name="P3"><text:span text:style-name="T2">最近在網路上，只要一出現虐待貓、狗的個案，網友往往怒聲撻伐，但在民眾不知道的角落，比網路流傳更讓人不忍卒睹的場面正在全台灣上演。</text:span></text:p>
      <text:p text:style-name="P3"><text:span text:style-name="T2">「不要怪我們的孩子冷漠，大人對動物的漠視，是對生命教育最壞的示範！」立委田秋堇在記者會上眼泛淚光的說，看到動研會今天提出的報告，讓她感到「四年來在立法院的努力是一場空」。因為大人的冷漠，久而久之孩子也學會對動物硬起心腸，「流浪狗成了孩子硬心腸的教材！」</text:span></text:p>
      <text:p text:style-name="P3"><text:span text:style-name="T2">動研會實地訪查發現，全台有高達104個於法無據的置留所，清潔隊員在捕捉到犬貓後，往往將其放在清潔隊或垃圾場的一角，長達數日。</text:span></text:p>
      <text:p text:style-name="P3"><text:span text:style-name="T2">動研會辦公室主任陳玉敏在記者會上，播放工作團隊實地前往各地收容所、置留所拍攝的照片及影片，報告時數度哽咽。「花蓮縣新城鄉的置留所，有隻狗的腳被陷在籠子裡，當我們到的時候他不知道已經掙扎多久，連哀嚎的聲音都已經微弱。」</text:span></text:p>
      <text:p text:style-name="P3"><text:span text:style-name="T2">陳玉敏說，當他們好不容易將狗救出來，餵牠食物、飲水時，那隻狗整整喝了二十分鐘的水，研究會工作人員將便當給牠吃，當牠不小心將便當推到遠處時，甚至沒有辦法靠近食物，因為兩隻後腳已經廢了。</text:span></text:p>
      <text:p text:style-name="P3"><text:span text:style-name="T2">不只是花蓮，全台各地的收容所、置留所都有這樣的情景。犬貓吃的是發霉、長蛆、爬滿螞蟻的食物，喝的是便溺過的糞水、生滿鐵鏽的雨水，有的還長了蝌蚪。有的犬貓非殘即病，身上爬滿蒼蠅、蚊子、蛆蟲，只能在簡陋鐵籠中絕望的等死，甚至還有犬隻自相殘殺以果腹，露出的森森白骨讓人看了怵目驚心。</text:span></text:p>
      <text:p text:style-name="P3"><text:span text:style-name="T2">立委田秋堇要求現場的農委會官員，農委會必須限期改善，立刻關閉違規的104間置留所。農委會畜牧行政科科長林宗毅表示，動研會所調查的這些狀況「不應該存在」，會馬上責請各縣市調查，限期一個月內改善，「這個部分是各個地方政府的權責。」至於違反相關規定的置留所，也會按照動物保護法的規範來處理。</text:span></text:p>
      <text:p text:style-name="P3"><text:span text:style-name="T2">陳玉敏說：「我無法用言語形容這些動物所受的痛苦，希望民眾可到網站觀看影片及調查田野紀錄。」動研會網址：http://animal-action.east.org.tw/，內容包括動研會三年來調查的影片、照片及文字紀錄。</text:span></text:p>
      <text:p text:style-name="P1"><text:span text:style-name="T2">陳真 | 2009.11.06 22:38 | </text:span><text:span text:style-name="T1">#</text:span></text:p>
      <text:p text:style-name="P2"><text:span text:style-name="T2">動保法 12 周年真相</text:span></text:p>
      <text:p text:style-name="P2"><text:span text:style-name="T2">更新日期:2009/11/05 17:53 特約記者廖靜蕙報導</text:span></text:p>
      <text:p text:style-name="P2"><text:span text:style-name="T2">11月4日是台灣《動物保護法》邁入第12年的日子，在此同時，台灣動物社會研究會發表了一份「台灣『奇蹟』－－從生命到垃圾」報告（〈台灣流浪犬貓捕捉、收容、留置調查報告「摘要」〉）及網站完整體檢《動物保護法》12年來台灣流浪貓犬的現況，針對全台326個縣市鎮，捕犬、留置、收容流浪犬貓現況進行大規模的訪查，發現全台326鄉鎮有104所於法無據的「留置所」，任由清潔隊捕捉回來的貓狗在髒亂、沒有生存條件的環境，任其死亡。</text:span></text:p>
      <text:p text:style-name="P2"><text:span text:style-name="T2">立委高志鵬形容指責，這是「凌遲至死」。田秋堇立委認為《動物保護法》的努力根本是一場空，台灣舉世聞名的流浪犬貓，是孩子「硬心腸」的教材。台灣動物社會研究會並提出七點訴求，並表示不排除動員抗議執法不力、虐待動物的大規模行動。</text:span></text:p>
      <text:p text:style-name="P2"><text:span text:style-name="T2">動保法竟成了慢性謀殺的依據</text:span></text:p>
      <text:p text:style-name="P2"><text:span text:style-name="T2">花蓮縣新城鄉一處垃圾掩埋場收留著一隻不知何時被捕捉的小狗，關在鐵欄裡，地板鐵條因縫隙太大，以致於腳陷入欄杆下，不知花了多久時間想把腳拔出來卻拔不出來，以至於小狗不斷重複這個動作。台灣動物社會研究會抵達現場看到時，小狗終於得以拔出腳來，然而腳已經癱瘓無法走動。籠子裡沒有水，當工作人員端來水時，小狗足足花了10分鐘喝水。工作人員拿來便當餵牠，牠卻連靠近的力氣都沒有。</text:span></text:p>
      <text:p text:style-name="P2"><text:span text:style-name="T2">屏東牡丹鄉某垃圾掩埋場也設有動物留置所，鐵絲網裡圍著一群清潔人員捕捉回來的狗，裡面充滿陳年糞便，沒有任何可供飲食之物品。靠近鐵絲網的狗，不斷地伸出前腳撈網外的桶子，裡面有水，但牠不知道不管牠怎麼努力撈，即使前爪可以碰到水，永遠無法喝到水。直到台灣動物社會研究會抵達現場，要求現場的工作人員打開鐵絲網，把水搬進去給狗兒喝。其實那是一只生鏽的鐵桶，裡面是發黃的雨水，卻讓狗兒爭先恐後的爭食。工作人員後來又陸續搬來水給這群狗喝，一共花了40幾分鐘。瘦骨嶙峋的狗不忍卒睹。</text:span></text:p>
      <text:p text:style-name="P2"><text:span text:style-name="T2">台南縣新營市，把捕抓的狗直接放置澳熱的車上，七月天，任由狗兒又餓又渴；苗栗縣三義鄉，狗兒只有陳年糞便可吃。彰化縣鹿港鎮留置所設置在垃圾掩埋場；台中縣大雅鄉浪犬成了垃圾車的屏風。台南縣東山鄉留置所在垃圾掩埋場，整個籠子塞滿狗，蹲躺都不能，病狗、死狗放籠子任其腐爛。金門縣動物留置所密封的箱子傳來有如人類嬰兒的哭聲，工作人員打開之後，赫然發現有四隻幼犬。</text:span></text:p>
      <text:p text:style-name="P2"><text:span text:style-name="T2">以上現象，很難想像發生在有《動物保護法》的台灣。</text:span></text:p>
      <text:p text:style-name="P2"><text:span text:style-name="T2">「大人做了最壞的示範」</text:span></text:p>
      <text:p text:style-name="P2"><text:span text:style-name="T2">田秋堇立委難掩激動的情緒，她認為台灣即使有《動物保護法》，政府補助地方政府購買上百萬的捕犬車，卻因執法不力，未改善流浪犬的問題；而台灣對待街貓浪犬之態度顯示對生命之漠視，她呼籲關閉104所動物留置所。</text:span></text:p>
      <text:p text:style-name="P2"><text:span text:style-name="T2">她指出台灣雙薪父母多，陪孩子的時間少，當孩子想認養流浪動物陪伴時，父母往往回以不要管流浪狗，一次又一次，台灣舉世聞名的流浪狗成了孩子「硬心腸」的教材。</text:span></text:p>
      <text:p text:style-name="P2"><text:span text:style-name="T2">高志鵬對於揭櫫的現象大感震驚，他說流浪貓狗在街上流浪時，還有流浪的自由，得到少許溫飽；影片中顯示被捕捉的街貓浪犬更慘，簡直是「凌遲至死」。台北市已成立動物保護處，中央為何不能，農委會不能卸責。他表示應對影片紀錄的事實調查，對相關人員提出懲處，重視動物福利、動物權，達到眾生平等。</text:span></text:p>
      <text:p text:style-name="P2"><text:span text:style-name="T2">農委會畜牧處畜牧行政科科長林宗毅說，流浪動物捕捉、安置、收容業務由各縣市政府委託給鄉鎮市執行，農委會的「人道捕犬作業規範」為行政法，不能硬性規定，將盡速對全台留置收容業務展開調查。對此，台灣動物社會研究會陳玉敏表示，留置所之做為明顯違反《動物保護法》。</text:span></text:p>
      <text:p text:style-name="P2"><text:span text:style-name="T2">台灣動物社會研究會提出七項訴求：立即關閉全台104處嚴重虐待流浪犬貓且違法的留置所，並依據動保法究責。收容所管理及資訊透明化，接受監督。研擬「寵物繁殖買賣管理」，落實執法；以動物福利為依歸設置「專任動物管理人員協助保護流浪犬貓」；成立「動物保護處」統整全國動物保護相關業務。必要時將結集民眾抗議遊行。</text:span><text:span text:style-name="T3"><text:line-break/></text:span></text:p>
      <text:p text:style-name="P1"><text:span text:style-name="T2">陳真 | 2009.11.03 20:39 | </text:span><text:span text:style-name="T1">#</text:span></text:p>
      <text:p text:style-name="P3"><text:span text:style-name="T2">本周六在台北開會,開到大約十二點半,下午的會打算落跑, 改到 AIT 門口舉牌. 大約兩點就能抵達AIT 現場. 預計站到四點.</text:span></text:p>
      <text:p text:style-name="P3"><text:span text:style-name="T2">周六雖然 AIT 不上班, 但我想他們對有人在門口站樁的賭爛指數是一樣的. 這純粹是個人行動,有興趣參加的當然也歡迎,如之前所說,屆時若超過兩人且警方干預的話,則一人在外圍發傳單或在外圍站並負責拍照蒐證.</text:span></text:p>
      <text:p text:style-name="P3"><text:span text:style-name="T2">兩人站樁是完全不違法的,沒有人能干預. 但我懷疑警方會就法論法,我怕他們會來陰的.</text:span></text:p>
      <text:p text:style-name="P3"><text:span text:style-name="T2">不過,這天是周六,對警方而言,AIT 對他們的壓力會小一些,也許根本不會理我們,畢竟這完全不違法,兩人無法構成集會遊行的要件,必須三人以上才有集會遊行的問題.</text:span></text:p>
      <text:p text:style-name="P3"><text:span text:style-name="T2">如果沒有人來,我一個人站也沒問題.</text:span></text:p>
      <text:p text:style-name="P1"><text:span text:style-name="T2">陳真 | 2009.11.02 18:30 | </text:span><text:span text:style-name="T1">#</text:span></text:p>
      <text:p text:style-name="P2"><text:span text:style-name="T2">一個如此有名的人,事實上是無法抹黑的,但今天如果你不是名人而你卻又被認為具有某種危險性或影響力時,你便得忍受各式各樣荒謬透頂的抹黑或以訛傳訛.</text:span></text:p>
      <text:p text:style-name="P2"><text:span text:style-name="T2">陳真</text:span></text:p>
      <text:p text:style-name="P2"><text:span text:style-name="T2">==============</text:span><text:span text:style-name="T3"><text:line-break/></text:span><text:span text:style-name="T2">惡鬥愛因斯坦 FBI檔案大解密</text:span></text:p>
      <text:p text:style-name="P2"><text:span text:style-name="T2">更新日期:2009/11/02 03:08 林欣誼／台北報導</text:span><text:span text:style-name="T3"><text:line-break/></text:span><text:span text:style-name="T2">中國時報【林欣誼／台北報導】</text:span></text:p>
      <text:p text:style-name="P2"><text:span text:style-name="T2">有兩百多部傳記問世，被當作無數書籍、電影甚至漫畫主題的天才科學家愛因斯坦，在後人眼中始終是個慈祥又充滿童心的老人；然而，他在世時卻曾經被列為頭號「危險反動分子」，遭到美國聯邦調查局（ＦＢＩ）長年抹黑與獵殺，其中原委是什麼？</text:span></text:p>
      <text:p text:style-name="P2"><text:span text:style-name="T2">為了揭開聯邦調查局對愛因斯坦的祕密鬥爭，美國資深記者佛萊德.傑羅米（Fred Jerome）出版《愛因斯坦檔案》一書，透過一九八○年代後解密的調查局檔案、大量政府文件，以及對許多前調查局官員的訪談，鉅細靡遺地陳述案件始末，中文版將在台推出。</text:span></text:p>
      <text:p text:style-name="P2"><text:span text:style-name="T2">美記者出書 訪談前調查局官員</text:span></text:p>
      <text:p text:style-name="P2"><text:span text:style-name="T2">愛因斯坦曾說：「我的生活分成方程式和政治兩個部分。」傑羅米指出，愛因斯坦是個反種族歧視、反法西斯、反戰的和平主義者，但其激進的政治立場卻在他死後被美國當局給抹去。</text:span></text:p>
      <text:p text:style-name="P2"><text:span text:style-name="T2">傑羅米回溯自一九三三年初，愛因斯坦與夫人從德國抵達美國，至一九五五年逝世為止，在美國超過廿年的時間內，始終被擔任調查局局長的胡佛（J. Edgar Hoover）列在首要黑名單之上，並透過線民、竊聽、放話中傷等各種非法手段，對愛因斯坦執行嚴密監控和醜化。</text:span></text:p>
      <text:p text:style-name="P2"><text:span text:style-name="T2">書中提到，愛因斯坦在一次大戰前從任教的瑞士搬回德國，四年的戰爭歲月讓許多德國科學家成了超級愛國狂，堅定反戰的愛因斯坦成了學界少數。戰後他繼續參與和平組織的工作，更以他的聲望號召全民對抗政府高壓。</text:span></text:p>
      <text:p text:style-name="P2"><text:span text:style-name="T2">一九三三年愛因斯坦受邀到美任教，不久希特勒掌權，納粹沒收他所有物產，成了永遠的流亡者，沒想到卻在美國見識到調查局不亞於納粹的一面。</text:span></text:p>
      <text:p text:style-name="P2"><text:span text:style-name="T2">扣他紅帽子 胡佛採監控和醜化</text:span></text:p>
      <text:p text:style-name="P2"><text:span text:style-name="T2">在調查局厚達千頁的愛因斯坦檔案中，詳細記載了愛因斯坦的政治關係，指稱他與數以百計的親共團體廣泛牽連，被胡佛為首的美國右派扣上紅色大帽。</text:span></text:p>
      <text:p text:style-name="P2"><text:span text:style-name="T2">但傑羅米指出，愛因斯坦為了幫助反法西斯分子以及受迫害的移民、弱勢等族群，常將他的名聲借給許多左翼辯護的組織使用，而檔案中更充滿線民提供虛實混雜的情報。</text:span></text:p>
      <text:p text:style-name="P2"><text:span text:style-name="T2">被評論家南方朔稱為「穿西裝流氓」的胡佛，手中握有大量名流、政治領袖的「黑檔案」早已不是新聞。包括影界天王卓別林、作家海明威、黑人精神領袖馬丁.路德.金恩等人，都曾被他建檔列管，種種不擇手段的作法，使美國聯邦調查局遭致前所未有的惡評。</text:span><text:span text:style-name="T3"><text:line-break/></text:span></text:p>
      <text:p text:style-name="P1"><text:span text:style-name="T2">陳真 | 2009.11.02 16:42 | </text:span><text:span text:style-name="T1">#</text:span></text:p>
      <text:p text:style-name="P3"><text:span text:style-name="T2">首頁有反美國牛肉公投連署公告,兩周內要完成約九萬張連署單才能成案.</text:span></text:p>
      <text:p text:style-name="P3"><text:span text:style-name="T2">許多人每天花大量時間或爭先恐後做一些毫無意義的事,比方說什麼facebook 種虛擬菜,或花許多時間譴責社會黑暗,但簽一下公投連署,實在不需要花你多少時間,有你花在耕種虛擬菜園時間的萬分之一嗎? 與其光是灑口水譴責東譴責西,不如用行動做出一些改變.</text:span></text:p>
      <text:p text:style-name="P3"><text:span text:style-name="T2">行動當然也包括文字,與其光是在情緒面上做表示,不如做點功課,進一步了解問題,使你成為你自己所譴責的那些問題之某種程度的專家.</text:span></text:p>
      <text:p text:style-name="P3"><text:span text:style-name="T2">這算是比較進階的,不一定適合眾人,但最起碼的簽名連署之類應該沒那麼難,根本不費吹灰之力,純粹只是看你願不願意做而已.</text:span></text:p>
      <text:p text:style-name="P3"><text:span text:style-name="T2">別說九十萬連署,理應九百萬都不應該是個問題, 若有問題,那其實就只是意味著我們並不是真的那麼在乎我們所譴責的那些事,因為當你真的在乎一件事時,你絕不會吝於為之動一根手指或為之吹掉幾粒灰塵.</text:span></text:p>
      <text:p text:style-name="P3"><text:span text:style-name="T2">而這大概也就是台灣人與西方人日本人韓國人等等最大的一種性格差異. 台灣人很喜歡打屁, 很喜歡談八卦, 很喜歡灑口水, 聊新聞議題, 講得天花亂墜很刺激很興奮,但他不會真的為此去做點什麼, 這意味著他其實並不是真的在乎他所議論的那些事, 他只是圖個爽快刺激, 嘴巴說說而已, 一下就過了, 過了之後便彷彿沒這回事, 然後迎接下一個更刺激更有理想更進步的議題或話題, 繼續打屁繼續批評指教, 但毫無行動意願.</text:span></text:p>
      <text:p text:style-name="P3"><text:span text:style-name="T2">因為他可能覺得既然是眾人之事, 那就是不干我的事, 我何必為此 "浪費" 即便是一秒鐘的時間去耕耘去犧牲卻讓旁人得到收穫.</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